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ato Black" svg:font-family="'Lato Black'" style:font-adornments="Black" style:font-pitch="variable"/>
    <style:font-face style:name="Lato Light" svg:font-family="'Lato Light'" style:font-pitch="variable"/>
    <style:font-face style:name="YaleNew" svg:font-family="YaleNew" style:font-adornments="Roman" style:font-pitch="variable"/>
    <style:font-face style:name="yaledessmacap-webfont" svg:font-family="yaledessmacap-webfon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>
        <style:tab-stops>
          <style:tab-stop style:position="2.2484in" style:type="center"/>
        </style:tab-stops>
      </style:paragraph-properties>
    </style:style>
    <style:style style:name="P3" style:family="paragraph" style:parent-style-name="Text_20_body">
      <style:paragraph-properties fo:text-align="center" style:justify-single-word="false">
        <style:tab-stops/>
      </style:paragraph-properties>
    </style:style>
    <style:style style:name="P4" style:family="paragraph" style:parent-style-name="Text_20_body">
      <style:text-properties fo:font-style="italic" style:font-style-asian="italic" style:font-style-complex="italic"/>
    </style:style>
    <style:style style:name="P5" style:family="paragraph" style:parent-style-name="Text_20_body">
      <style:text-properties fo:font-style="italic" officeooo:paragraph-rsid="0020b78e" style:font-style-asian="italic" style:font-style-complex="italic"/>
    </style:style>
    <style:style style:name="P6" style:family="paragraph" style:parent-style-name="Text_20_body">
      <style:text-properties fo:font-style="italic" officeooo:rsid="00272eef" officeooo:paragraph-rsid="00272eef" style:font-style-asian="italic" style:font-style-complex="italic"/>
    </style:style>
    <style:style style:name="P7" style:family="paragraph" style:parent-style-name="Text_20_body">
      <style:text-properties fo:font-style="italic" officeooo:rsid="002b0726" officeooo:paragraph-rsid="002b0726" style:font-style-asian="italic" style:font-style-complex="italic"/>
    </style:style>
    <style:style style:name="P8" style:family="paragraph" style:parent-style-name="Text_20_body">
      <style:text-properties fo:font-style="italic" officeooo:paragraph-rsid="002b0726" style:font-style-asian="italic" style:font-style-complex="italic"/>
    </style:style>
    <style:style style:name="P9" style:family="paragraph" style:parent-style-name="Text_20_body">
      <style:text-properties fo:font-style="italic" officeooo:rsid="002c6239" officeooo:paragraph-rsid="002c6239" style:font-style-asian="italic" style:font-style-complex="italic"/>
    </style:style>
    <style:style style:name="P10" style:family="paragraph" style:parent-style-name="Text_20_body">
      <style:text-properties fo:font-style="italic" officeooo:rsid="00328cd1" officeooo:paragraph-rsid="00328cd1" style:font-style-asian="italic" style:font-style-complex="italic"/>
    </style:style>
    <style:style style:name="P11" style:family="paragraph" style:parent-style-name="Text_20_body">
      <style:text-properties officeooo:paragraph-rsid="002148d8"/>
    </style:style>
    <style:style style:name="P12" style:family="paragraph" style:parent-style-name="Text_20_body">
      <style:text-properties officeooo:paragraph-rsid="002474d3"/>
    </style:style>
    <style:style style:name="P13" style:family="paragraph" style:parent-style-name="Text_20_body">
      <style:text-properties officeooo:paragraph-rsid="00256904"/>
    </style:style>
    <style:style style:name="P14" style:family="paragraph" style:parent-style-name="Text_20_body">
      <style:text-properties fo:font-style="normal" officeooo:paragraph-rsid="004d3a64" style:font-style-asian="normal" style:font-style-complex="normal"/>
    </style:style>
    <style:style style:name="P15" style:family="paragraph" style:parent-style-name="Text_20_body">
      <style:text-properties officeooo:paragraph-rsid="00272eef"/>
    </style:style>
    <style:style style:name="P16" style:family="paragraph" style:parent-style-name="Text_20_body">
      <style:text-properties officeooo:paragraph-rsid="0027975b"/>
    </style:style>
    <style:style style:name="P17" style:family="paragraph" style:parent-style-name="Text_20_body">
      <style:text-properties officeooo:paragraph-rsid="002b0726"/>
    </style:style>
    <style:style style:name="P18" style:family="paragraph" style:parent-style-name="Text_20_body">
      <style:text-properties officeooo:paragraph-rsid="00376a15"/>
    </style:style>
    <style:style style:name="P19" style:family="paragraph" style:parent-style-name="Text_20_body">
      <style:text-properties officeooo:paragraph-rsid="003854af"/>
    </style:style>
    <style:style style:name="P20" style:family="paragraph" style:parent-style-name="Text_20_body">
      <style:text-properties officeooo:paragraph-rsid="0038cbf7"/>
    </style:style>
    <style:style style:name="P21" style:family="paragraph" style:parent-style-name="Text_20_body">
      <style:text-properties officeooo:paragraph-rsid="003b7d82"/>
    </style:style>
    <style:style style:name="P22" style:family="paragraph" style:parent-style-name="Text_20_body">
      <style:text-properties officeooo:paragraph-rsid="003bfdac"/>
    </style:style>
    <style:style style:name="P23" style:family="paragraph" style:parent-style-name="Text_20_body">
      <style:text-properties officeooo:paragraph-rsid="003d1c01"/>
    </style:style>
    <style:style style:name="P24" style:family="paragraph" style:parent-style-name="Text_20_body">
      <style:text-properties officeooo:paragraph-rsid="0042000f"/>
    </style:style>
    <style:style style:name="P25" style:family="paragraph" style:parent-style-name="Text_20_body">
      <style:text-properties officeooo:paragraph-rsid="0045fb82"/>
    </style:style>
    <style:style style:name="P26" style:family="paragraph" style:parent-style-name="Text_20_body">
      <style:text-properties officeooo:paragraph-rsid="00478dfe"/>
    </style:style>
    <style:style style:name="P27" style:family="paragraph" style:parent-style-name="Text_20_body">
      <style:text-properties officeooo:paragraph-rsid="004d3a64"/>
    </style:style>
    <style:style style:name="P28" style:family="paragraph" style:parent-style-name="Heading_20_1" style:master-page-name="HTML">
      <style:paragraph-properties fo:text-align="center" style:justify-single-word="false" style:page-number="auto"/>
    </style:style>
    <style:style style:name="P29" style:family="paragraph" style:parent-style-name="Heading_20_3">
      <style:text-properties officeooo:rsid="0020b78e" officeooo:paragraph-rsid="0020b78e"/>
    </style:style>
    <style:style style:name="P30" style:family="paragraph" style:parent-style-name="Heading_20_3">
      <style:text-properties officeooo:paragraph-rsid="0020b78e"/>
    </style:style>
    <style:style style:name="P31" style:family="paragraph" style:parent-style-name="Frame_20_contents">
      <style:text-properties style:font-name="Lato Light" fo:font-size="9pt" style:font-size-asian="9pt" style:font-size-complex="9pt"/>
    </style:style>
    <style:style style:name="P32" style:family="paragraph" style:parent-style-name="Frame_20_contents">
      <style:paragraph-properties fo:text-align="center" style:justify-single-word="false"/>
      <style:text-properties style:font-name="Lato Light" fo:font-size="4pt" officeooo:rsid="0083df90" officeooo:paragraph-rsid="004e8ad4" style:font-size-asian="4pt" style:font-size-complex="4pt"/>
    </style:style>
    <style:style style:name="P33" style:family="paragraph" style:parent-style-name="Text_20_body">
      <style:text-properties fo:font-style="italic" style:font-style-asian="italic" style:font-style-complex="italic"/>
    </style:style>
    <style:style style:name="P34" style:family="paragraph" style:parent-style-name="Text_20_body">
      <style:text-properties fo:font-style="italic" officeooo:rsid="0042000f" style:font-style-asian="italic" style:font-style-complex="italic"/>
    </style:style>
    <style:style style:name="P35" style:family="paragraph" style:parent-style-name="Text_20_body">
      <style:text-properties fo:font-style="italic" officeooo:rsid="0042000f" officeooo:paragraph-rsid="0042000f" style:font-style-asian="italic" style:font-style-complex="italic"/>
    </style:style>
    <style:style style:name="T1" style:family="text">
      <style:text-properties officeooo:rsid="004a858f"/>
    </style:style>
    <style:style style:name="T2" style:family="text">
      <style:text-properties officeooo:rsid="0020b78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3482b0" style:font-style-asian="italic" style:font-style-complex="italic"/>
    </style:style>
    <style:style style:name="T5" style:family="text">
      <style:text-properties fo:font-weight="bold" officeooo:rsid="003b7d82" style:font-weight-asian="bold" style:font-weight-complex="bold"/>
    </style:style>
    <style:style style:name="T6" style:family="text">
      <style:text-properties fo:font-weight="bold" officeooo:rsid="0042000f" style:font-weight-asian="bold" style:font-weight-complex="bold"/>
    </style:style>
    <style:style style:name="T7" style:family="text">
      <style:text-properties style:font-name="yaledessmacap-webfont"/>
    </style:style>
    <style:style style:name="T8" style:family="text">
      <style:text-properties style:font-name="yaledessmacap-webfont" fo:font-weight="normal" style:font-weight-asian="normal" style:font-weight-complex="normal"/>
    </style:style>
    <style:style style:name="T9" style:family="text">
      <style:text-properties officeooo:rsid="002148d8"/>
    </style:style>
    <style:style style:name="T10" style:family="text">
      <style:text-properties officeooo:rsid="0023145f"/>
    </style:style>
    <style:style style:name="T11" style:family="text">
      <style:text-properties officeooo:rsid="0025ffb0"/>
    </style:style>
    <style:style style:name="T12" style:family="text">
      <style:text-properties officeooo:rsid="0026e6ab"/>
    </style:style>
    <style:style style:name="T13" style:family="text">
      <style:text-properties officeooo:rsid="00272240"/>
    </style:style>
    <style:style style:name="T14" style:family="text">
      <style:text-properties officeooo:rsid="00279abd"/>
    </style:style>
    <style:style style:name="T15" style:family="text">
      <style:text-properties officeooo:rsid="00293f68"/>
    </style:style>
    <style:style style:name="T16" style:family="text">
      <style:text-properties officeooo:rsid="0029fbb1"/>
    </style:style>
    <style:style style:name="T17" style:family="text">
      <style:text-properties officeooo:rsid="002b0726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b0726" style:font-style-asian="normal" style:font-style-complex="normal"/>
    </style:style>
    <style:style style:name="T20" style:family="text">
      <style:text-properties fo:font-style="normal" officeooo:rsid="0026e6ab" style:font-style-asian="normal" style:font-style-complex="normal"/>
    </style:style>
    <style:style style:name="T21" style:family="text">
      <style:text-properties officeooo:rsid="002ce690"/>
    </style:style>
    <style:style style:name="T22" style:family="text">
      <style:text-properties officeooo:rsid="002ea21d"/>
    </style:style>
    <style:style style:name="T23" style:family="text">
      <style:text-properties officeooo:rsid="003060ce"/>
    </style:style>
    <style:style style:name="T24" style:family="text">
      <style:text-properties officeooo:rsid="0030694a"/>
    </style:style>
    <style:style style:name="T25" style:family="text">
      <style:text-properties officeooo:rsid="0031be49"/>
    </style:style>
    <style:style style:name="T26" style:family="text">
      <style:text-properties officeooo:rsid="003482b0"/>
    </style:style>
    <style:style style:name="T27" style:family="text">
      <style:text-properties officeooo:rsid="00364fda"/>
    </style:style>
    <style:style style:name="T28" style:family="text">
      <style:text-properties officeooo:rsid="00376a15"/>
    </style:style>
    <style:style style:name="T29" style:family="text">
      <style:text-properties officeooo:rsid="0038cbf7"/>
    </style:style>
    <style:style style:name="T30" style:family="text">
      <style:text-properties officeooo:rsid="003a8cd6"/>
    </style:style>
    <style:style style:name="T31" style:family="text">
      <style:text-properties officeooo:rsid="003b9b39"/>
    </style:style>
    <style:style style:name="T32" style:family="text">
      <style:text-properties officeooo:rsid="003c3d56"/>
    </style:style>
    <style:style style:name="T33" style:family="text">
      <style:text-properties officeooo:rsid="00408364"/>
    </style:style>
    <style:style style:name="T34" style:family="text">
      <style:text-properties officeooo:rsid="0042000f"/>
    </style:style>
    <style:style style:name="T35" style:family="text">
      <style:text-properties officeooo:rsid="00441152"/>
    </style:style>
    <style:style style:name="T36" style:family="text">
      <style:text-properties style:font-name-complex="Times New Roman"/>
    </style:style>
    <style:style style:name="T37" style:family="text">
      <style:text-properties officeooo:rsid="008545e9" style:font-name-complex="Times New Roman"/>
    </style:style>
    <style:style style:name="T38" style:family="text">
      <style:text-properties officeooo:rsid="0085fe1f" style:font-name-complex="Times New Roman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<text:span text:style-name="T2">J</text:span>esus Christ Super<text:span text:style-name="T2">s</text:span>tar</text:h>
      <text:p text:style-name="P1">rock opera script</text:p>
      <text:p text:style-name="P3">Lyrics: <text:span text:style-name="T8">Tim Rice</text:span></text:p>
      <text:p text:style-name="P2">Music: <text:s/><text:span text:style-name="T7">Andrew Webber</text:span></text:p>
      <text:h text:style-name="P29" text:outline-level="3">1. Overture</text:h>
      <text:h text:style-name="P30" text:outline-level="3"><text:bookmark text:name="2"/>2. H<text:span text:style-name="T2">eaven on their minds</text:span></text:h>
      <text:p text:style-name="P5">JUDAS</text:p>
      <text:p text:style-name="P11">My mind is clearer now — at last all too well</text:p>
      <text:p text:style-name="P11">I can see where we all soon will be.</text:p>
      <text:p text:style-name="Text_20_body">If you strip away the myth from the man</text:p>
      <text:p text:style-name="Text_20_body">You will see where we all soon <text:s/>will be.</text:p>
      <text:p text:style-name="Text_20_body"/>
      <text:p text:style-name="Text_20_body">Jesus! You've started to believe</text:p>
      <text:p text:style-name="Text_20_body">The things they say of you,</text:p>
      <text:p text:style-name="Text_20_body">You really do believe</text:p>
      <text:p text:style-name="Text_20_body">This talk of God is true.</text:p>
      <text:p text:style-name="Text_20_body">And all the good you've done</text:p>
      <text:p text:style-name="Text_20_body">Will soon get swept away,</text:p>
      <text:p text:style-name="Text_20_body">You've begun to matter more</text:p>
      <text:p text:style-name="Text_20_body">Than the things you say.</text:p>
      <text:p text:style-name="Text_20_body"/>
      <text:p text:style-name="Text_20_body">Listen, Jesus, I don't like what I see,</text:p>
      <text:p text:style-name="Text_20_body">All I ask is that you listen to me,</text:p>
      <text:p text:style-name="Text_20_body">And remember — I've been your right hand man all along.</text:p>
      <text:p text:style-name="Text_20_body">You have set them all on fire,</text:p>
      <text:p text:style-name="Text_20_body">They think they've found the new Messiah,</text:p>
      <text:p text:style-name="Text_20_body">And they'll hurt you when they find they're wrong.</text:p>
      <text:p text:style-name="Text_20_body"/>
      <text:p text:style-name="Text_20_body">I remember when this whole thing began,</text:p>
      <text:p text:style-name="Text_20_body">No talk of God then — we called you a man.</text:p>
      <text:p text:style-name="Text_20_body">And believe me — my admiration for you hasn't died.</text:p>
      <text:p text:style-name="Text_20_body">But every word you say today</text:p>
      <text:p text:style-name="Text_20_body">Gets twisted round some other way,</text:p>
      <text:p text:style-name="Text_20_body">And they'll hurt you if they think you've lied.</text:p>
      <text:p text:style-name="Text_20_body"/>
      <text:p text:style-name="Text_20_body">Nazareth, your famous son should have stayed a great unknown,</text:p>
      <text:p text:style-name="Text_20_body">Like his father carving wood — he'd have made good!</text:p>
      <text:p text:style-name="Text_20_body">Tables, chairs and oaken chests would have suited Jesus best,</text:p>
      <text:p text:style-name="Text_20_body">He'd have caused nobody harm — no-one alarm!</text:p>
      <text:p text:style-name="Text_20_body"/>
      <text:p text:style-name="Text_20_body">Listen, Jesus, do you care for your race?</text:p>
      <text:p text:style-name="Text_20_body">Don't you see we must keep in our place?</text:p>
      <text:p text:style-name="Text_20_body">We are occupied — have you forgotten how put down we are?</text:p>
      <text:p text:style-name="Text_20_body">I am frightened by the crowd,</text:p>
      <text:p text:style-name="Text_20_body">For we are getting much too loud,</text:p>
      <text:p text:style-name="Text_20_body">And they'll crush us if we go too far.</text:p>
      <text:p text:style-name="Text_20_body">If we go too far...</text:p>
      <text:p text:style-name="Text_20_body"/>
      <text:p text:style-name="Text_20_body">Listen, Jesus, to the warning I give,</text:p>
      <text:p text:style-name="Text_20_body">Please remember that I want us to live,</text:p>
      <text:p text:style-name="Text_20_body">But it's sad to see our chances weaking with every hour.</text:p>
      <text:p text:style-name="Text_20_body">All your followers are blind,</text:p>
      <text:p text:style-name="Text_20_body"><text:soft-page-break/>Too much heaven on their minds,</text:p>
      <text:p text:style-name="Text_20_body">It was beautiful but now it's sour.</text:p>
      <text:h text:style-name="Heading_20_3" text:outline-level="3"><text:bookmark text:name="3"/>3. W<text:span text:style-name="T9">hat’s the buzz?</text:span> (Bethany, Friday night)</text:h>
      <text:p text:style-name="P4">APOSTLES</text:p>
      <text:p text:style-name="Text_20_body">What's the buzz? Tell me what's happening? <text:span text:style-name="T10">(×8)</text:span></text:p>
      <text:p text:style-name="Text_20_body"/>
      <text:p text:style-name="P4">JESUS</text:p>
      <text:p text:style-name="Text_20_body">Why should you want to know?</text:p>
      <text:p text:style-name="Text_20_body">Don't you mind about the future, don't you try to think ahead,</text:p>
      <text:p text:style-name="Text_20_body">Save tomorrow for tomorrow, think about today instead.</text:p>
      <text:p text:style-name="Text_20_body"/>
      <text:p text:style-name="P4">APOSTLES</text:p>
      <text:p text:style-name="Text_20_body">What's the buzz? Tell me what's happening? <text:span text:style-name="T10">(×4)</text:span></text:p>
      <text:p text:style-name="Text_20_body"/>
      <text:p text:style-name="P4">JESUS</text:p>
      <text:p text:style-name="Text_20_body">I could give you facts and figures,</text:p>
      <text:p text:style-name="Text_20_body">I could give you plans and forecasts,</text:p>
      <text:p text:style-name="Text_20_body">Even tell you where I'm going.</text:p>
      <text:p text:style-name="Text_20_body"/>
      <text:p text:style-name="P4">APOSTLES</text:p>
      <text:p text:style-name="Text_20_body">When do we ride into Jerusalem? <text:span text:style-name="T10">(×8)</text:span></text:p>
      <text:p text:style-name="Text_20_body"/>
      <text:p text:style-name="P4">JESUS</text:p>
      <text:p text:style-name="Text_20_body">Why should you want to know?</text:p>
      <text:p text:style-name="Text_20_body">Why are you obsessed with fighting</text:p>
      <text:p text:style-name="Text_20_body">Times and fates you can't defy?</text:p>
      <text:p text:style-name="Text_20_body">If you knew the path we're riding,</text:p>
      <text:p text:style-name="Text_20_body">You'd understand it less than I.</text:p>
      <text:p text:style-name="Text_20_body"/>
      <text:p text:style-name="P4">APOSTLES</text:p>
      <text:p text:style-name="Text_20_body">What's the buzz? Tell me what's happening? <text:span text:style-name="T10">(×4)</text:span></text:p>
      <text:p text:style-name="Text_20_body"/>
      <text:p text:style-name="P4">MARY MAGDALENE</text:p>
      <text:p text:style-name="Text_20_body">Let me try to cool down your face a bit. <text:span text:style-name="T10">(×8)</text:span></text:p>
      <text:p text:style-name="Text_20_body"/>
      <text:p text:style-name="P4">JESUS</text:p>
      <text:p text:style-name="Text_20_body">That feels nice, so nice ...</text:p>
      <text:p text:style-name="Text_20_body">Mary — oh — that is good.</text:p>
      <text:p text:style-name="Text_20_body">While you prattle through your supper -</text:p>
      <text:p text:style-name="Text_20_body">Where and when and who and how,</text:p>
      <text:p text:style-name="Text_20_body">She alone has tried to give me,</text:p>
      <text:p text:style-name="Text_20_body">What I need right here and now.</text:p>
      <text:p text:style-name="Text_20_body"/>
      <text:p text:style-name="P4">APOSTLES</text:p>
      <text:p text:style-name="Text_20_body">What's the buzz? Tell me what's happening? <text:span text:style-name="T10">(×12)</text:span></text:p>
      <text:p text:style-name="Text_20_body"/>
      <text:h text:style-name="Heading_20_3" text:outline-level="3"><text:bookmark text:name="4"/>4. <text:span text:style-name="T10">Strange thing mystifying</text:span></text:h>
      <text:p text:style-name="Text_20_body"/>
      <text:p text:style-name="P4">JUDAS</text:p>
      <text:p text:style-name="Text_20_body">It seems to me a strange thing, mystifying,</text:p>
      <text:p text:style-name="Text_20_body">That a man like you can waste his time</text:p>
      <text:p text:style-name="Text_20_body">On women of her kind.</text:p>
      <text:p text:style-name="Text_20_body">Yes I can understand that she amuses,</text:p>
      <text:p text:style-name="Text_20_body">But to let her stroke you, kiss your hair,</text:p>
      <text:p text:style-name="Text_20_body"><text:soft-page-break/>Is hardly in your line.</text:p>
      <text:p text:style-name="Text_20_body">It's not that I object to her profession,</text:p>
      <text:p text:style-name="Text_20_body">But she doesn't fit in well</text:p>
      <text:p text:style-name="Text_20_body">With what you teach and say.</text:p>
      <text:p text:style-name="Text_20_body">It doesn't help us if you're inconsistent,</text:p>
      <text:p text:style-name="Text_20_body">They only need a small excuse,</text:p>
      <text:p text:style-name="Text_20_body">To put us all away.</text:p>
      <text:p text:style-name="Text_20_body"/>
      <text:p text:style-name="P4">JESUS</text:p>
      <text:p text:style-name="Text_20_body">Who are you to criticize her?</text:p>
      <text:p text:style-name="Text_20_body">Who are you to despise her?</text:p>
      <text:p text:style-name="Text_20_body">Leave her, leave her, let her be now,</text:p>
      <text:p text:style-name="Text_20_body">Leave her, leave her, she's with me now.</text:p>
      <text:p text:style-name="Text_20_body">If your slate is clean — then you can throw stones,</text:p>
      <text:p text:style-name="Text_20_body">If your slate is not then leave her alone!</text:p>
      <text:p text:style-name="Text_20_body"/>
      <text:p text:style-name="Text_20_body">I'm amazed that men like you can be so shallow thick and slow,</text:p>
      <text:p text:style-name="Text_20_body">There is not a man among you who knows or cares if I come or go.</text:p>
      <text:p text:style-name="Text_20_body"/>
      <text:p text:style-name="Text_20_body"><text:span text:style-name="T3">ALL</text:span> (<text:span text:style-name="T3">SAVE</text:span> <text:span text:style-name="T3">JUDAS</text:span>)</text:p>
      <text:p text:style-name="Text_20_body">No you're wrong! You're very wrong! <text:span text:style-name="T10">(×4)</text:span></text:p>
      <text:p text:style-name="Text_20_body"/>
      <text:p text:style-name="Text_20_body">How can you say that? <text:span text:style-name="T10">(×4)</text:span></text:p>
      <text:p text:style-name="Text_20_body"/>
      <text:p text:style-name="P4">JESUS</text:p>
      <text:p text:style-name="Text_20_body">Not one — not one of you!</text:p>
      <text:p text:style-name="Text_20_body"/>
      <text:p text:style-name="P4">MARY MAGDALENE</text:p>
      <text:p text:style-name="Text_20_body">Try not to get worried, try not to turn on to</text:p>
      <text:p text:style-name="Text_20_body">Problems that upset you, oh, don't you know</text:p>
      <text:p text:style-name="Text_20_body">Everything's alrigth, yes, everything's fine,</text:p>
      <text:p text:style-name="Text_20_body">And we want you to sleep well tonight,</text:p>
      <text:p text:style-name="Text_20_body">Let the world turn without you tonight,</text:p>
      <text:p text:style-name="Text_20_body">If we try we'll get by so forget all about us tonight.</text:p>
      <text:p text:style-name="Text_20_body"/>
      <text:p text:style-name="P4">APOSTLES' WOMEN</text:p>
      <text:p text:style-name="Text_20_body">Everything's alright, yes. <text:span text:style-name="T10">(×2)</text:span></text:p>
      <text:p text:style-name="Text_20_body"/>
      <text:p text:style-name="P4">MARY MAGDALENE</text:p>
      <text:p text:style-name="Text_20_body">Sleep and I shall soothe you, calm you and anoint you</text:p>
      <text:p text:style-name="Text_20_body">Myrrh for your hot forehead, oh, then you'll feel</text:p>
      <text:p text:style-name="Text_20_body">Everything's alright, yes, everything's fine.</text:p>
      <text:p text:style-name="Text_20_body">And it's cool and the ointment's sweet,</text:p>
      <text:p text:style-name="Text_20_body">For the fire in your head and feet.</text:p>
      <text:p text:style-name="Text_20_body">Close your eyes, close your eyes,</text:p>
      <text:p text:style-name="Text_20_body">And relax think of nothing tonight...</text:p>
      <text:p text:style-name="Text_20_body"/>
      <text:p text:style-name="P4">APOSTLES' WOMEN</text:p>
      <text:p text:style-name="P12">Everything's alright, yes. <text:span text:style-name="T10">(×2)</text:span></text:p>
      <text:p text:style-name="Text_20_body"/>
      <text:p text:style-name="P4">JUDAS</text:p>
      <text:p text:style-name="Text_20_body">Woman your fine ointment — brand new and expensive</text:p>
      <text:p text:style-name="Text_20_body">Could have been saved for the poor.</text:p>
      <text:p text:style-name="Text_20_body">Why has it been wasted?</text:p>
      <text:p text:style-name="Text_20_body">We could have raised maybe</text:p>
      <text:p text:style-name="Text_20_body">Three hundred silver pieces or more.</text:p>
      <text:p text:style-name="Text_20_body">People who are hungry, people who are starving</text:p>
      <text:p text:style-name="Text_20_body"><text:soft-page-break/>Matter more than your feet and hair.</text:p>
      <text:p text:style-name="Text_20_body"/>
      <text:p text:style-name="P4">MARY MAGDALENE</text:p>
      <text:p text:style-name="Text_20_body">Try not to get worried, try not to turn on to</text:p>
      <text:p text:style-name="Text_20_body">Problems that upset you, oh, don't you know</text:p>
      <text:p text:style-name="Text_20_body">Everything's alrigth, yes, everything's fine,</text:p>
      <text:p text:style-name="Text_20_body">And we want you to sleep well tonight,</text:p>
      <text:p text:style-name="Text_20_body">Let the world turn without you tonight,</text:p>
      <text:p text:style-name="Text_20_body">If we try we'll get by so forget all about us tonight.</text:p>
      <text:p text:style-name="Text_20_body"/>
      <text:p text:style-name="P4">APOSTLES' WOMEN</text:p>
      <text:p text:style-name="P12">Everything's alright, yes. <text:span text:style-name="T10">(×2)</text:span></text:p>
      <text:p text:style-name="Text_20_body"/>
      <text:p text:style-name="P4">JESUS</text:p>
      <text:p text:style-name="Text_20_body">Surely you're not saying we have the resources</text:p>
      <text:p text:style-name="Text_20_body">To save the poor from their lot?</text:p>
      <text:p text:style-name="Text_20_body">They will be poor always, pathetically struggling -</text:p>
      <text:p text:style-name="Text_20_body">Look at the good things you've got !</text:p>
      <text:p text:style-name="Text_20_body">Think ! while you still have me.</text:p>
      <text:p text:style-name="Text_20_body">Move ! while you still see me.</text:p>
      <text:p text:style-name="Text_20_body">You'll be lost, you'll be so sorry when I'm gone.</text:p>
      <text:p text:style-name="Text_20_body"/>
      <text:p text:style-name="P4">MARY MAGDALENE</text:p>
      <text:p text:style-name="Text_20_body">Sleep and I shall soothe you, calm you and anoint you</text:p>
      <text:p text:style-name="Text_20_body">Myrrh for your hot forehead, oh, then you'll feel</text:p>
      <text:p text:style-name="Text_20_body">Everything's alright, yes, everything's fine.</text:p>
      <text:p text:style-name="Text_20_body">And it's cool and the ointment's sweet,</text:p>
      <text:p text:style-name="Text_20_body">For the fire in your head and feet.</text:p>
      <text:p text:style-name="Text_20_body">Close your eyes, close your eyes,</text:p>
      <text:p text:style-name="Text_20_body">And relax think of nothing tonight...</text:p>
      <text:p text:style-name="Text_20_body"/>
      <text:p text:style-name="P4">ALL</text:p>
      <text:p text:style-name="P13">Everything's alright, yes. <text:span text:style-name="T10">(×2)</text:span></text:p>
      <text:p text:style-name="Text_20_body"/>
      <text:h text:style-name="Heading_20_3" text:outline-level="3"><text:bookmark text:name="5"/>5. <text:span text:style-name="T11">This Jesus must die </text:span>(Jerusalem, Sunday)</text:h>
      <text:p text:style-name="Text_20_body"/>
      <text:p text:style-name="P4">PRIEST 1</text:p>
      <text:p text:style-name="Text_20_body">Good Caiaphas the council waits for you,</text:p>
      <text:p text:style-name="Text_20_body">The Pharisees and priests are here for you.</text:p>
      <text:p text:style-name="Text_20_body"/>
      <text:p text:style-name="P4">CAIAPHAS</text:p>
      <text:p text:style-name="Text_20_body">Ah, gentlemen, you know why we are here,</text:p>
      <text:p text:style-name="Text_20_body">We've not much time and quite a problem here.</text:p>
      <text:p text:style-name="Text_20_body"/>
      <text:p text:style-name="P4">MOB (outside)</text:p>
      <text:p text:style-name="Text_20_body">Hosanna! Superstar! <text:span text:style-name="T12">(×4)</text:span></text:p>
      <text:p text:style-name="Text_20_body"/>
      <text:p text:style-name="P4">ANNAS</text:p>
      <text:p text:style-name="Text_20_body">Listen to that howling mob of blockheads in the street!</text:p>
      <text:p text:style-name="Text_20_body">A trick or two with lepers and the whole town's on its feet.</text:p>
      <text:p text:style-name="Text_20_body"/>
      <text:p text:style-name="P4">ALL</text:p>
      <text:p text:style-name="Text_20_body">He is dangerous!</text:p>
      <text:p text:style-name="Text_20_body"/>
      <text:p text:style-name="P4">MOB (outside)</text:p>
      <text:p text:style-name="Text_20_body">Jesus Christ Superstar!</text:p>
      <text:p text:style-name="Text_20_body"><text:soft-page-break/></text:p>
      <text:p text:style-name="P4">ALL</text:p>
      <text:p text:style-name="Text_20_body">He is dangerous!</text:p>
      <text:p text:style-name="Text_20_body"/>
      <text:p text:style-name="P4">MOB (outside)</text:p>
      <text:p text:style-name="Text_20_body">Tell us that you're who they say you are.</text:p>
      <text:p text:style-name="Text_20_body"/>
      <text:p text:style-name="P4">PRIEST 2</text:p>
      <text:p text:style-name="Text_20_body">That man is in town right now to whip up some support.</text:p>
      <text:p text:style-name="Text_20_body"/>
      <text:p text:style-name="P4">PRIEST 3</text:p>
      <text:p text:style-name="Text_20_body">A rabble rousing mission that I think we must abort.</text:p>
      <text:p text:style-name="Text_20_body"/>
      <text:p text:style-name="P4">ALL</text:p>
      <text:p text:style-name="Text_20_body">He is dangerous!</text:p>
      <text:p text:style-name="Text_20_body"/>
      <text:p text:style-name="P4">MOB (outside)</text:p>
      <text:p text:style-name="Text_20_body">Jesus Christ Superstar!</text:p>
      <text:p text:style-name="Text_20_body"/>
      <text:p text:style-name="P4">ALL</text:p>
      <text:p text:style-name="Text_20_body">He is dangerous!</text:p>
      <text:p text:style-name="Text_20_body"/>
      <text:p text:style-name="P4">PRIEST 4</text:p>
      <text:p text:style-name="Text_20_body">Look Caiaphas — they're right outside our yard!</text:p>
      <text:p text:style-name="Text_20_body"/>
      <text:p text:style-name="P4">PRIEST 5</text:p>
      <text:p text:style-name="Text_20_body">Quick Caiaphas — go call the Roman guard!</text:p>
      <text:p text:style-name="Text_20_body"/>
      <text:p text:style-name="P4">CAIAPHAS</text:p>
      <text:p text:style-name="Text_20_body">No wait — we need a more permanent solution to our problem...</text:p>
      <text:p text:style-name="Text_20_body"/>
      <text:p text:style-name="P4">ANNAS</text:p>
      <text:p text:style-name="Text_20_body">What then to do about Jesus of Nazareth?</text:p>
      <text:p text:style-name="Text_20_body">Miracle wonderman — hero of fools?</text:p>
      <text:p text:style-name="Text_20_body"/>
      <text:p text:style-name="P4">PRIEST 6</text:p>
      <text:p text:style-name="Text_20_body">No riots, no army, no fighting, no slogans,</text:p>
      <text:p text:style-name="Text_20_body"/>
      <text:p text:style-name="P4">CAIAPHAS</text:p>
      <text:p text:style-name="Text_20_body">One thing I'll say for him — Jesus is cool.</text:p>
      <text:p text:style-name="Text_20_body"/>
      <text:p text:style-name="P4">ANNAS</text:p>
      <text:p text:style-name="Text_20_body">We dare not leave him to his own devices,</text:p>
      <text:p text:style-name="Text_20_body">His half-witted fans will get out of control.</text:p>
      <text:p text:style-name="Text_20_body"/>
      <text:p text:style-name="P4">PRIEST 3</text:p>
      <text:p text:style-name="Text_20_body">But how can we stop him? His glamour increases,</text:p>
      <text:p text:style-name="Text_20_body">By leaps every minute — he's top of the poll.</text:p>
      <text:p text:style-name="Text_20_body"/>
      <text:p text:style-name="P4">CAIAPHAS</text:p>
      <text:p text:style-name="Text_20_body">I see bad things arising — the crowd crown him king,</text:p>
      <text:p text:style-name="Text_20_body">Which the Romans would ban.</text:p>
      <text:p text:style-name="Text_20_body">I see blood and destruction,</text:p>
      <text:p text:style-name="Text_20_body">Our elimination because of one man.</text:p>
      <text:p text:style-name="Text_20_body">Blood and destruction because of one man.</text:p>
      <text:p text:style-name="Text_20_body"/>
      <text:p text:style-name="P4">ALL</text:p>
      <text:p text:style-name="Text_20_body"><text:soft-page-break/>Because, because, because of one man.</text:p>
      <text:p text:style-name="Text_20_body"/>
      <text:p text:style-name="P4">CAIAPHAS</text:p>
      <text:p text:style-name="Text_20_body">Our elimination because of one man.</text:p>
      <text:p text:style-name="Text_20_body"/>
      <text:p text:style-name="P4">ALL</text:p>
      <text:p text:style-name="Text_20_body">Because, because, because of one,</text:p>
      <text:p text:style-name="Text_20_body">'Cause of one, 'cause of one man.</text:p>
      <text:p text:style-name="Text_20_body"/>
      <text:p text:style-name="P4">PRIEST 3</text:p>
      <text:p text:style-name="Text_20_body">What then to do about this Jesusmania?</text:p>
      <text:p text:style-name="Text_20_body"/>
      <text:p text:style-name="P4">ANNAS</text:p>
      <text:p text:style-name="Text_20_body">How do we deal with the carpenter king?</text:p>
      <text:p text:style-name="Text_20_body"/>
      <text:p text:style-name="P4">PRIEST 3</text:p>
      <text:p text:style-name="Text_20_body">Where do we start with a man who is bigger,</text:p>
      <text:p text:style-name="Text_20_body">Than John was when John did his Baptism thing?</text:p>
      <text:p text:style-name="Text_20_body"/>
      <text:p text:style-name="P4">CAIAPHAS</text:p>
      <text:p text:style-name="Text_20_body">Fools! You have no perception!</text:p>
      <text:p text:style-name="Text_20_body">The stakes we are gambling are frighteningly high!</text:p>
      <text:p text:style-name="Text_20_body">We must crush him completely -</text:p>
      <text:p text:style-name="Text_20_body">So like John before him, this Jesus must die.</text:p>
      <text:p text:style-name="Text_20_body">For the sake of the nation this Jesus must die.</text:p>
      <text:p text:style-name="Text_20_body"/>
      <text:p text:style-name="P4">ALL</text:p>
      <text:p text:style-name="Text_20_body">Must die, must die, this Jesus must die.</text:p>
      <text:p text:style-name="Text_20_body"/>
      <text:p text:style-name="P4">CAIAPHAS</text:p>
      <text:p text:style-name="Text_20_body">So like John before him, this Jesus must die.</text:p>
      <text:p text:style-name="Text_20_body"/>
      <text:p text:style-name="P4">ALL</text:p>
      <text:p text:style-name="Text_20_body">Must die, must die, this Jesus must,</text:p>
      <text:p text:style-name="Text_20_body">Jesus must, Jesus must die!</text:p>
      <text:p text:style-name="Text_20_body"/>
      <text:h text:style-name="Heading_20_3" text:outline-level="3"><text:bookmark text:name="6"/>6. H<text:span text:style-name="T12">osanna</text:span></text:h>
      <text:p text:style-name="Text_20_body"/>
      <text:p text:style-name="P4">CROWD</text:p>
      <text:p text:style-name="Text_20_body">Hosanna, Heysanna, Sanna Sanna Ho,</text:p>
      <text:p text:style-name="Text_20_body">Sanna Hey, Sanna Ho, Sanna.</text:p>
      <text:p text:style-name="Text_20_body">Hey. JC, JC, won't you smile at me?</text:p>
      <text:p text:style-name="Text_20_body">Sanna Ho, Sanna Hey, Superstar.</text:p>
      <text:p text:style-name="Text_20_body"/>
      <text:p text:style-name="P4">CAIAPHAS</text:p>
      <text:p text:style-name="Text_20_body">Tell the rabble to be quiet we anticipate a riot.</text:p>
      <text:p text:style-name="Text_20_body">This common crowd is much too loud.</text:p>
      <text:p text:style-name="Text_20_body">Tell the mob who sing your song</text:p>
      <text:p text:style-name="Text_20_body">That they are fools and they are wrong.</text:p>
      <text:p text:style-name="Text_20_body">They are a curse, they should disperse.</text:p>
      <text:p text:style-name="Text_20_body"/>
      <text:p text:style-name="P4">CROWD</text:p>
      <text:p text:style-name="Text_20_body">Hosanna, Heysanna, Sanna Sanna Ho,</text:p>
      <text:p text:style-name="Text_20_body">Sanna Hey, Sanna Ho, Sanna.</text:p>
      <text:p text:style-name="Text_20_body">Hey. JC, JC, you're alright by me,</text:p>
      <text:p text:style-name="Text_20_body">Sanna Ho, Sanna Hey, Superstar.</text:p>
      <text:p text:style-name="Text_20_body"><text:soft-page-break/></text:p>
      <text:p text:style-name="P4">JESUS</text:p>
      <text:p text:style-name="Text_20_body">Why waste your breath moaning at the crowd?</text:p>
      <text:p text:style-name="Text_20_body">Nothing can be done to stop the shouting.</text:p>
      <text:p text:style-name="Text_20_body">If every tongue were still the noise would still continue,</text:p>
      <text:p text:style-name="Text_20_body">The rocks and stones themselves would start to sing :</text:p>
      <text:p text:style-name="Text_20_body"/>
      <text:p text:style-name="Text_20_body"><text:span text:style-name="T3">CROWD</text:span> (with <text:span text:style-name="T3">JESUS</text:span>)</text:p>
      <text:p text:style-name="Text_20_body">Hosanna, Heysanna, Sanna Sanna Ho,</text:p>
      <text:p text:style-name="Text_20_body">Sanna Hey, Sanna Ho, Sanna.</text:p>
      <text:p text:style-name="Text_20_body">Hey. JC, JC, won't you fight for me?</text:p>
      <text:p text:style-name="Text_20_body">Sanna Ho, Sanna Hey, Superstar.</text:p>
      <text:p text:style-name="Text_20_body"/>
      <text:h text:style-name="Heading_20_3" text:outline-level="3"><text:bookmark text:name="7"/>7. S<text:span text:style-name="T13">imon Zealotes</text:span></text:h>
      <text:p text:style-name="Text_20_body"/>
      <text:p text:style-name="P4">CROWD</text:p>
      <text:p text:style-name="P6">Refrain:</text:p>
      <text:p text:style-name="Text_20_body">Christ, you know I love you,</text:p>
      <text:p text:style-name="Text_20_body">Did you see I waved?</text:p>
      <text:p text:style-name="Text_20_body">I believe in you and God,</text:p>
      <text:p text:style-name="P15">So tell me that I'm saved. <text:span text:style-name="T12">(×2)</text:span></text:p>
      <text:p text:style-name="Text_20_body"/>
      <text:p text:style-name="Text_20_body">Jesus, I am with you,</text:p>
      <text:p text:style-name="Text_20_body">Touch me, touch me, Jesus.</text:p>
      <text:p text:style-name="Text_20_body">Jesus, I am on your side,</text:p>
      <text:p text:style-name="Text_20_body">Kiss me, kiss me, Jesus.</text:p>
      <text:p text:style-name="Text_20_body"/>
      <text:p text:style-name="P4">SIMON ZEALOTES</text:p>
      <text:p text:style-name="Text_20_body">Christ, what more do you need to convince you,</text:p>
      <text:p text:style-name="Text_20_body">That you've made it and you're easily as strong.</text:p>
      <text:p text:style-name="Text_20_body">As the fifth from Rome who rape out country,</text:p>
      <text:p text:style-name="Text_20_body">And who've terrorized our people for so long?</text:p>
      <text:p text:style-name="Text_20_body"/>
      <text:p text:style-name="P4">CROWD</text:p>
      <text:p text:style-name="P6">Refrain.</text:p>
      <text:p text:style-name="Text_20_body"/>
      <text:p text:style-name="P4">SIMON ZEALOTES</text:p>
      <text:p text:style-name="Text_20_body">There must be over fifty thousand</text:p>
      <text:p text:style-name="Text_20_body">Screaming love and more for you.</text:p>
      <text:p text:style-name="Text_20_body">Eveyone of fifty thousand</text:p>
      <text:p text:style-name="Text_20_body">Would do whatever you ask him to.</text:p>
      <text:p text:style-name="Text_20_body"/>
      <text:p text:style-name="Text_20_body">Keep them yelling devotion,</text:p>
      <text:p text:style-name="Text_20_body">But add a touch of hate at Rome.</text:p>
      <text:p text:style-name="Text_20_body">You will rise to greater power,</text:p>
      <text:p text:style-name="Text_20_body">We will win ourselves a home,</text:p>
      <text:p text:style-name="Text_20_body">You'll get the power and the glory,</text:p>
      <text:p text:style-name="P16">For ever and ever and ever! <text:span text:style-name="T12">(×3)</text:span></text:p>
      <text:p text:style-name="Text_20_body">Amen ! Amen !</text:p>
      <text:p text:style-name="Text_20_body"/>
      <text:h text:style-name="Heading_20_3" text:outline-level="3"><text:bookmark text:name="8"/>8. P<text:span text:style-name="T14">oor Jerusalem</text:span></text:h>
      <text:p text:style-name="Text_20_body"/>
      <text:p text:style-name="P4">JESUS</text:p>
      <text:p text:style-name="Text_20_body">Neither you, Simon, nor the fifty thousand,</text:p>
      <text:p text:style-name="Text_20_body"><text:soft-page-break/>Nor the Romans, nor the Jews,</text:p>
      <text:p text:style-name="Text_20_body">Nor Judas, nor the twelwe,</text:p>
      <text:p text:style-name="Text_20_body">Nor the priests, nor the scribes,</text:p>
      <text:p text:style-name="Text_20_body">Nor doomed Jerusalem itself,</text:p>
      <text:p text:style-name="Text_20_body">Understand what power is,</text:p>
      <text:p text:style-name="Text_20_body">Understand what glory is,</text:p>
      <text:p text:style-name="Text_20_body">Understand at all...understand at all.</text:p>
      <text:p text:style-name="Text_20_body"/>
      <text:p text:style-name="Text_20_body">If you knew all that I knew, my poor Jerusalem,</text:p>
      <text:p text:style-name="Text_20_body">You'd see the truth, but you close your eyes,</text:p>
      <text:p text:style-name="Text_20_body">But you close your eyes.</text:p>
      <text:p text:style-name="Text_20_body">While you live your troubles are many, poor Jerusalem,</text:p>
      <text:p text:style-name="Text_20_body">To conquer death you only have to die,</text:p>
      <text:p text:style-name="Text_20_body">You only have to die.</text:p>
      <text:p text:style-name="Text_20_body"/>
      <text:h text:style-name="Heading_20_3" text:outline-level="3"><text:bookmark text:name="9"/>9. <text:span text:style-name="T15">Pilate’s dream </text:span>(Pontius Pilate's house, Monday)</text:h>
      <text:p text:style-name="Text_20_body"/>
      <text:p text:style-name="P4">PILATE</text:p>
      <text:p text:style-name="Text_20_body">I dreamed I met a Galilean,</text:p>
      <text:p text:style-name="Text_20_body">A most amazing man.</text:p>
      <text:p text:style-name="Text_20_body">He had that look you very rarely find</text:p>
      <text:p text:style-name="Text_20_body">The haunting hunted kind.</text:p>
      <text:p text:style-name="Text_20_body"/>
      <text:p text:style-name="Text_20_body">I asked him to say what had happened,</text:p>
      <text:p text:style-name="Text_20_body">How it all began.</text:p>
      <text:p text:style-name="Text_20_body">I asked again — he never said a word,</text:p>
      <text:p text:style-name="Text_20_body">As if he hadn't heard.</text:p>
      <text:p text:style-name="Text_20_body"/>
      <text:p text:style-name="Text_20_body">And next the room was full of wild and angry men,</text:p>
      <text:p text:style-name="Text_20_body">They seemed to hate this man — they fell on him and then,</text:p>
      <text:p text:style-name="Text_20_body">They disappeared again.</text:p>
      <text:p text:style-name="Text_20_body"/>
      <text:p text:style-name="Text_20_body">Then I saw thousands of millions,</text:p>
      <text:p text:style-name="Text_20_body">Crying for this man.</text:p>
      <text:p text:style-name="Text_20_body">And then I heard them mentioning my name,</text:p>
      <text:p text:style-name="Text_20_body">And leaving me the blame.</text:p>
      <text:p text:style-name="Text_20_body"/>
      <text:h text:style-name="Heading_20_3" text:outline-level="3"><text:bookmark text:name="10"/>10. T<text:span text:style-name="T16">he temple</text:span></text:h>
      <text:p text:style-name="Text_20_body"/>
      <text:p text:style-name="P4">MONEYLENDERS AND MERCHANTS</text:p>
      <text:p text:style-name="P7">Refrain:</text:p>
      <text:p text:style-name="Text_20_body">Roll on up — for my price is down,</text:p>
      <text:p text:style-name="Text_20_body">Come on in — for the best in town,</text:p>
      <text:p text:style-name="Text_20_body">Take your pick of the finest wine,</text:p>
      <text:p text:style-name="P17">Lay your bets on this bird of mine. <text:s/><text:span text:style-name="T12">(×2)</text:span></text:p>
      <text:p text:style-name="Text_20_body"/>
      <text:p text:style-name="Text_20_body">Name your price I got everything,</text:p>
      <text:p text:style-name="Text_20_body">Come and buy it's all going fast.</text:p>
      <text:p text:style-name="Text_20_body">Borrow cash on the finest terms,</text:p>
      <text:p text:style-name="Text_20_body">Hurry now while stocks still last.</text:p>
      <text:p text:style-name="Text_20_body"/>
      <text:p text:style-name="P8"><text:span text:style-name="T17">Refrain.</text:span><text:span text:style-name="T19"> <text:s/>(×2)</text:span></text:p>
      <text:p text:style-name="Text_20_body"/>
      <text:p text:style-name="P4">JESUS</text:p>
      <text:p text:style-name="Text_20_body"><text:soft-page-break/>My temple should be a house of prayer,</text:p>
      <text:p text:style-name="Text_20_body">But you have made it a den of thieves.</text:p>
      <text:p text:style-name="Text_20_body">Get out! Get out!</text:p>
      <text:p text:style-name="Text_20_body"/>
      <text:p text:style-name="Text_20_body">My time is almost through,</text:p>
      <text:p text:style-name="Text_20_body">Little left to do,</text:p>
      <text:p text:style-name="Text_20_body">After all I've tried for three years,</text:p>
      <text:p text:style-name="Text_20_body">Seems like thirty,</text:p>
      <text:p text:style-name="Text_20_body">Seems like thirty.</text:p>
      <text:p text:style-name="Text_20_body"/>
      <text:p text:style-name="P4">LEPERS</text:p>
      <text:p text:style-name="P9">Refrain:</text:p>
      <text:p text:style-name="Text_20_body">See my eyes — I can hardly see,</text:p>
      <text:p text:style-name="Text_20_body">See me stand — I can hardly walk,</text:p>
      <text:p text:style-name="Text_20_body">I believe you can make me whole,</text:p>
      <text:p text:style-name="Text_20_body">See my tongue — I can hardly talk.</text:p>
      <text:p text:style-name="Text_20_body"/>
      <text:p text:style-name="Text_20_body">See my skin — I'm a mass of blood,</text:p>
      <text:p text:style-name="Text_20_body">See my legs — I can hardly stand,</text:p>
      <text:p text:style-name="Text_20_body">I believe you can make me well,</text:p>
      <text:p text:style-name="Text_20_body">See my purse — I'm a poor poor man.</text:p>
      <text:p text:style-name="Text_20_body"/>
      <text:p text:style-name="Text_20_body">Will you touch will you mend me, Christ?</text:p>
      <text:p text:style-name="Text_20_body">Won't you touch will you heal me, Christ?</text:p>
      <text:p text:style-name="Text_20_body">Will you kiss you can cure me, Christ?</text:p>
      <text:p text:style-name="Text_20_body">Won't you kiss won't you pay me, Christ?</text:p>
      <text:p text:style-name="Text_20_body"/>
      <text:p text:style-name="P9">Refrain.<text:span text:style-name="T18"> </text:span><text:span text:style-name="T20">(×</text:span><text:span text:style-name="T18">3</text:span><text:span text:style-name="T20">)</text:span></text:p>
      <text:p text:style-name="Text_20_body"/>
      <text:p text:style-name="P4">JESUS</text:p>
      <text:p text:style-name="Text_20_body">There's too many of you — don't push me</text:p>
      <text:p text:style-name="Text_20_body">There's too litte of me — don't crowd me</text:p>
      <text:p text:style-name="Text_20_body">Heal yourselves</text:p>
      <text:p text:style-name="Text_20_body"/>
      <text:h text:style-name="Heading_20_3" text:outline-level="3"><text:bookmark text:name="11"/>11. E<text:span text:style-name="T21">verything’s alright</text:span></text:h>
      <text:p text:style-name="Text_20_body"/>
      <text:p text:style-name="P4">MARY MAGDALENE</text:p>
      <text:p text:style-name="Text_20_body">Try not to get worried, try not to turn on to</text:p>
      <text:p text:style-name="Text_20_body">Problems that upset you, oh, don't you know</text:p>
      <text:p text:style-name="Text_20_body">Everything's alright, yes, everything's fine,</text:p>
      <text:p text:style-name="Text_20_body"/>
      <text:p text:style-name="P4">JESUS</text:p>
      <text:p text:style-name="Text_20_body">And I think I shall sleep well tonight,</text:p>
      <text:p text:style-name="Text_20_body">Let the world turn without me tonight.</text:p>
      <text:p text:style-name="Text_20_body"/>
      <text:p text:style-name="P4">MARY MAGDALENE</text:p>
      <text:p text:style-name="Text_20_body">Close your eyes, close your eyes,</text:p>
      <text:p text:style-name="Text_20_body">And forget all about us tonight.</text:p>
      <text:p text:style-name="Text_20_body"/>
      <text:h text:style-name="Heading_20_3" text:outline-level="3"><text:bookmark text:name="12"/>12. D<text:span text:style-name="T22">on’t know how to love him</text:span></text:h>
      <text:p text:style-name="Text_20_body"/>
      <text:p text:style-name="P4">MARY MAGDALENE</text:p>
      <text:p text:style-name="Text_20_body">I don't know how to love him,</text:p>
      <text:p text:style-name="Text_20_body">What to do how to move him.</text:p>
      <text:p text:style-name="Text_20_body"><text:soft-page-break/>I've been changed, yes, really changed,</text:p>
      <text:p text:style-name="Text_20_body">In these past few days when I've seen myself,</text:p>
      <text:p text:style-name="Text_20_body">I seem like someone else.</text:p>
      <text:p text:style-name="Text_20_body"/>
      <text:p text:style-name="Text_20_body">I don't know how to take this,</text:p>
      <text:p text:style-name="Text_20_body">I don't see why he moves me.</text:p>
      <text:p text:style-name="Text_20_body">He's a man, he's just a man,</text:p>
      <text:p text:style-name="Text_20_body">And I've had so many men before</text:p>
      <text:p text:style-name="Text_20_body">In very many ways,</text:p>
      <text:p text:style-name="Text_20_body">He's just one more.</text:p>
      <text:p text:style-name="Text_20_body"/>
      <text:p text:style-name="Text_20_body">Should I bring him down, should I scream and shout,</text:p>
      <text:p text:style-name="Text_20_body">Should I speak of love, let my feelings out.</text:p>
      <text:p text:style-name="Text_20_body">I never thought I'd come to this — what's it all about.</text:p>
      <text:p text:style-name="Text_20_body"/>
      <text:p text:style-name="Text_20_body">Don't you think it's rather funny,</text:p>
      <text:p text:style-name="Text_20_body">I should be in this position.</text:p>
      <text:p text:style-name="Text_20_body">I'm the one who's always been</text:p>
      <text:p text:style-name="Text_20_body">So calm, so cool, no lover's fool,</text:p>
      <text:p text:style-name="Text_20_body">Running every show,</text:p>
      <text:p text:style-name="Text_20_body">He scares me so.</text:p>
      <text:p text:style-name="Text_20_body"/>
      <text:p text:style-name="Text_20_body">I never thought I'd come to this — what's it all about.</text:p>
      <text:p text:style-name="Text_20_body"/>
      <text:p text:style-name="Text_20_body">Yet, if he said he loved me,</text:p>
      <text:p text:style-name="Text_20_body">I'd be lost, I'd be frightened.</text:p>
      <text:p text:style-name="Text_20_body">I couldn't cope, just couldn't cope,</text:p>
      <text:p text:style-name="Text_20_body">I'd turn my head, I'd back away,</text:p>
      <text:p text:style-name="Text_20_body">I wouldn't want to know,</text:p>
      <text:p text:style-name="Text_20_body">He scares me so,</text:p>
      <text:p text:style-name="Text_20_body">I want him so,</text:p>
      <text:p text:style-name="Text_20_body">I love him so.</text:p>
      <text:p text:style-name="Text_20_body"/>
      <text:h text:style-name="Heading_20_3" text:outline-level="3"><text:bookmark text:name="13"/>13. D<text:span text:style-name="T23">amned for all time</text:span> (Tuesday)</text:h>
      <text:p text:style-name="Text_20_body"/>
      <text:p text:style-name="P4">JUDAS</text:p>
      <text:p text:style-name="Text_20_body">Now if I help you it matters that you see,</text:p>
      <text:p text:style-name="Text_20_body">These sordid kind of things are coming hard to me.</text:p>
      <text:p text:style-name="Text_20_body">It's taken me some time to work out what to do,</text:p>
      <text:p text:style-name="Text_20_body">I weighed the whole thing up before I came to you.</text:p>
      <text:p text:style-name="Text_20_body">I have no thought at all about my own reward,</text:p>
      <text:p text:style-name="Text_20_body">I really didn't come here of my own accord,</text:p>
      <text:p text:style-name="Text_20_body">Just don't say I'm damned for all time.</text:p>
      <text:p text:style-name="Text_20_body"/>
      <text:p text:style-name="Text_20_body">I came because I had to I'm the one who saw -</text:p>
      <text:p text:style-name="Text_20_body">Jesus can't control it like he did before.</text:p>
      <text:p text:style-name="Text_20_body">And further more I know that Jesus thinks so too,</text:p>
      <text:p text:style-name="Text_20_body">Jesus wouldn't mind that I was here with you.</text:p>
      <text:p text:style-name="Text_20_body">I have no thought at all about my own reward,</text:p>
      <text:p text:style-name="Text_20_body">I really didn't come here of my own accord,</text:p>
      <text:p text:style-name="Text_20_body">Just don't say I'm damned for all time.</text:p>
      <text:p text:style-name="Text_20_body"/>
      <text:p text:style-name="Text_20_body">Annas, you're a friend, a worldly man and wise.</text:p>
      <text:p text:style-name="Text_20_body">Caiaphas, my friend, I know you sympathise.</text:p>
      <text:p text:style-name="Text_20_body">Why are we the prophets? Why are we the ones?</text:p>
      <text:p text:style-name="Text_20_body">Who see the sad solution — know what must be done.</text:p>
      <text:p text:style-name="Text_20_body"><text:soft-page-break/>I have no thought at all about my own reward,</text:p>
      <text:p text:style-name="Text_20_body">I really didn't come here of my own accord,</text:p>
      <text:p text:style-name="Text_20_body">Just don't say I'm damned for all time.</text:p>
      <text:p text:style-name="Text_20_body"/>
      <text:p text:style-name="P4">ANNAS</text:p>
      <text:p text:style-name="Text_20_body">Cut the protesting, forget the excuses,</text:p>
      <text:p text:style-name="Text_20_body">We want information, get up off the floor!</text:p>
      <text:p text:style-name="Text_20_body"/>
      <text:p text:style-name="P4">CAIAPHAS</text:p>
      <text:p text:style-name="Text_20_body">We have the papers, we need to arrest him,</text:p>
      <text:p text:style-name="Text_20_body">You know his movements — we know the law.</text:p>
      <text:p text:style-name="Text_20_body"/>
      <text:p text:style-name="P4">ANNAS</text:p>
      <text:p text:style-name="Text_20_body">Your help in this matter won't go unrewarded.</text:p>
      <text:p text:style-name="Text_20_body"/>
      <text:p text:style-name="P4">CAIAPHAS</text:p>
      <text:p text:style-name="Text_20_body">We'll pay you in silver — cash on the nail.</text:p>
      <text:p text:style-name="Text_20_body">We just need to know where the soldiers can find him.</text:p>
      <text:p text:style-name="Text_20_body"/>
      <text:p text:style-name="P4">ANNAS</text:p>
      <text:p text:style-name="Text_20_body">With no crowd around him,</text:p>
      <text:p text:style-name="Text_20_body"/>
      <text:p text:style-name="P4">CAIAPHAS</text:p>
      <text:p text:style-name="Text_20_body">Then we can't fail!</text:p>
      <text:p text:style-name="Text_20_body"/>
      <text:h text:style-name="Heading_20_3" text:outline-level="3"><text:bookmark text:name="14"/>14. B<text:span text:style-name="T24">lood money</text:span></text:h>
      <text:p text:style-name="Text_20_body"/>
      <text:p text:style-name="P4">JUDAS</text:p>
      <text:p text:style-name="Text_20_body">I don't need your blood money!</text:p>
      <text:p text:style-name="Text_20_body"/>
      <text:p text:style-name="P4">ANNAS</text:p>
      <text:p text:style-name="Text_20_body">Oh, that doesn't matter, our expenses are good!</text:p>
      <text:p text:style-name="Text_20_body"/>
      <text:p text:style-name="P4">JUDAS</text:p>
      <text:p text:style-name="Text_20_body">I don't want your blood money!</text:p>
      <text:p text:style-name="Text_20_body"/>
      <text:p text:style-name="P4">ANNAS</text:p>
      <text:p text:style-name="Text_20_body">But you might as well take it — we think that you should.</text:p>
      <text:p text:style-name="Text_20_body"/>
      <text:p text:style-name="P4">CAIAPHAS</text:p>
      <text:p text:style-name="Text_20_body">Think of the things you can do with that money,</text:p>
      <text:p text:style-name="Text_20_body">Choose any charity — give to the poor.</text:p>
      <text:p text:style-name="Text_20_body">We've noted your motives — we've noted your feelings,</text:p>
      <text:p text:style-name="Text_20_body">This isn't blood money — it's a fee nothing,</text:p>
      <text:p text:style-name="Text_20_body">Fee nothing, fee nothing more...</text:p>
      <text:p text:style-name="Text_20_body"/>
      <text:p text:style-name="P4">JUDAS</text:p>
      <text:p text:style-name="Text_20_body">On Thursday night you'll find him where you want him,</text:p>
      <text:p text:style-name="Text_20_body">Far from the crowds in the Garden of Gethsemane.</text:p>
      <text:p text:style-name="Text_20_body"/>
      <text:p text:style-name="P4">CHOIR</text:p>
      <text:p text:style-name="Text_20_body">Well done, Judas!</text:p>
      <text:p text:style-name="Text_20_body">Good old, Judas!</text:p>
      <text:p text:style-name="Text_20_body"/>
      <text:h text:style-name="Heading_20_3" text:outline-level="3"><text:bookmark text:name="15"/><text:soft-page-break/>15. T<text:span text:style-name="T25">he last supper </text:span>(Thursday night)</text:h>
      <text:p text:style-name="Text_20_body"/>
      <text:p text:style-name="P4">APOSTLES</text:p>
      <text:p text:style-name="P10">Refrain:</text:p>
      <text:p text:style-name="Text_20_body">Look at all my trials and tribulations</text:p>
      <text:p text:style-name="Text_20_body">Sinking in a gentle pool of wine.</text:p>
      <text:p text:style-name="Text_20_body">Don't disturb me now I can see the answers,</text:p>
      <text:p text:style-name="Text_20_body">Till this evening is this morning life is fine.</text:p>
      <text:p text:style-name="Text_20_body">Always hoped that I'd be an apostle,</text:p>
      <text:p text:style-name="Text_20_body">Knew that I would make it if I tried.</text:p>
      <text:p text:style-name="Text_20_body">Then when we retire we can write the gospels,</text:p>
      <text:p text:style-name="Text_20_body">So they'll still talk about us when we've died.</text:p>
      <text:p text:style-name="Text_20_body"/>
      <text:p text:style-name="P4">JESUS</text:p>
      <text:p text:style-name="Text_20_body">The end...</text:p>
      <text:p text:style-name="Text_20_body">Is just a little harder when brought about by friends...</text:p>
      <text:p text:style-name="Text_20_body">For all you care this wine could be my blood.</text:p>
      <text:p text:style-name="Text_20_body">For all you care this bread could be my body.</text:p>
      <text:p text:style-name="Text_20_body">The end!</text:p>
      <text:p text:style-name="Text_20_body">This is my blood you drink,</text:p>
      <text:p text:style-name="Text_20_body">This is my body you eat.</text:p>
      <text:p text:style-name="Text_20_body">If you would remember me when you eat and drink...</text:p>
      <text:p text:style-name="Text_20_body"/>
      <text:p text:style-name="Text_20_body">I must be mad thinking I'll be remembered, yes,</text:p>
      <text:p text:style-name="Text_20_body">I must be out of my head!</text:p>
      <text:p text:style-name="Text_20_body">Look at your blank faces! My name will mean nothing,</text:p>
      <text:p text:style-name="Text_20_body">Ten minutes after I'm dead!</text:p>
      <text:p text:style-name="Text_20_body">One of you denies me,</text:p>
      <text:p text:style-name="Text_20_body">One of you betrays me.</text:p>
      <text:p text:style-name="Text_20_body"/>
      <text:p text:style-name="P4">APOSTLES</text:p>
      <text:p text:style-name="Text_20_body">How can you say that?</text:p>
      <text:p text:style-name="Text_20_body">Betray you? — Who? — Not me!</text:p>
      <text:p text:style-name="Text_20_body">Impossible!</text:p>
      <text:p text:style-name="Text_20_body"/>
      <text:p text:style-name="P4">JESUS</text:p>
      <text:p text:style-name="Text_20_body">Peter will deny me,</text:p>
      <text:p text:style-name="Text_20_body">In just a few hours,</text:p>
      <text:p text:style-name="Text_20_body">Three times will deny me — and that's not all I see,</text:p>
      <text:p text:style-name="Text_20_body">One of you here dining, one of my twelve chosen,</text:p>
      <text:p text:style-name="Text_20_body">Will leave to betray me.</text:p>
      <text:p text:style-name="Text_20_body"/>
      <text:p text:style-name="P4">JUDAS</text:p>
      <text:p text:style-name="Text_20_body">Cut out the dramatics! You know very well who!</text:p>
      <text:p text:style-name="Text_20_body"/>
      <text:p text:style-name="P4">JESUS</text:p>
      <text:p text:style-name="Text_20_body">Why don't you go do it?</text:p>
      <text:p text:style-name="Text_20_body"/>
      <text:p text:style-name="P4">JUDAS</text:p>
      <text:p text:style-name="Text_20_body">You want me to do it!</text:p>
      <text:p text:style-name="Text_20_body"/>
      <text:p text:style-name="P4">JESUS</text:p>
      <text:p text:style-name="Text_20_body">Hurry they are waiting!</text:p>
      <text:p text:style-name="Text_20_body"/>
      <text:p text:style-name="P4">JUDAS</text:p>
      <text:p text:style-name="Text_20_body">If you knew why I do it...</text:p>
      <text:p text:style-name="Text_20_body"><text:soft-page-break/></text:p>
      <text:p text:style-name="P4">JESUS</text:p>
      <text:p text:style-name="Text_20_body">I don't care why you do it!</text:p>
      <text:p text:style-name="Text_20_body"/>
      <text:p text:style-name="P4">JUDAS</text:p>
      <text:p text:style-name="Text_20_body">To think I admired you,</text:p>
      <text:p text:style-name="Text_20_body">For now I despise you.</text:p>
      <text:p text:style-name="Text_20_body"/>
      <text:p text:style-name="P4">JESUS</text:p>
      <text:p text:style-name="Text_20_body">You liar — you Judas.</text:p>
      <text:p text:style-name="Text_20_body"/>
      <text:p text:style-name="P4">JUDAS</text:p>
      <text:p text:style-name="Text_20_body">You want me to do it!</text:p>
      <text:p text:style-name="Text_20_body">What if I just stayed here</text:p>
      <text:p text:style-name="Text_20_body">And ruined your ambition?</text:p>
      <text:p text:style-name="Text_20_body">Christ you deserve it!</text:p>
      <text:p text:style-name="Text_20_body"/>
      <text:p text:style-name="P4">JESUS</text:p>
      <text:p text:style-name="Text_20_body">Hurry you fool, hurry and go,</text:p>
      <text:p text:style-name="Text_20_body">Save me your speeches,</text:p>
      <text:p text:style-name="Text_20_body">I don't want to know — Go!</text:p>
      <text:p text:style-name="Text_20_body"/>
      <text:p text:style-name="P4">APOSTLES</text:p>
      <text:p text:style-name="Text_20_body"><text:span text:style-name="T4">Refrain.</text:span><text:span text:style-name="T26"> </text:span>Look at all my trials …</text:p>
      <text:p text:style-name="Text_20_body"/>
      <text:p text:style-name="P4">JUDAS</text:p>
      <text:p text:style-name="Text_20_body">You sad pathetic man — see where you've brought us to</text:p>
      <text:p text:style-name="Text_20_body">Our ideals die around us all because of you.</text:p>
      <text:p text:style-name="Text_20_body">But now the saddest cut of all -</text:p>
      <text:p text:style-name="Text_20_body">Someone had to turn you in,</text:p>
      <text:p text:style-name="Text_20_body">Like a common criminal, like a wounded animal.</text:p>
      <text:p text:style-name="Text_20_body">Jaded mandarin, a jaded mandarin,</text:p>
      <text:p text:style-name="Text_20_body">Like a jaded, jaded, jaded, jaded, jaded mandarin.</text:p>
      <text:p text:style-name="Text_20_body"/>
      <text:p text:style-name="P4">JESUS</text:p>
      <text:p text:style-name="Text_20_body">Get out! They're waiting! Get out! They're waiting!</text:p>
      <text:p text:style-name="Text_20_body">Oh, they're waiting for you!</text:p>
      <text:p text:style-name="Text_20_body"/>
      <text:p text:style-name="P4">JUDAS</text:p>
      <text:p text:style-name="Text_20_body">Everytime I look at you I don't understand</text:p>
      <text:p text:style-name="Text_20_body">Why you let the things you did get so out of hand.</text:p>
      <text:p text:style-name="Text_20_body">You'd have managed better if you'd had it planned...</text:p>
      <text:p text:style-name="Text_20_body"/>
      <text:p text:style-name="P4">APOSTLES</text:p>
      <text:p text:style-name="Text_20_body">Look at all my trials and tribulations</text:p>
      <text:p text:style-name="Text_20_body">Sinking in a gentle pool of wine.</text:p>
      <text:p text:style-name="Text_20_body">Don't disturb me now I can see the answers,</text:p>
      <text:p text:style-name="Text_20_body">Till this evening is this morning life is fine.</text:p>
      <text:p text:style-name="Text_20_body">Always hoped that I'd be an apostle,</text:p>
      <text:p text:style-name="Text_20_body">Knew that I would make it if I tried.</text:p>
      <text:p text:style-name="Text_20_body">Then when we retire we can write the gospels,</text:p>
      <text:p text:style-name="Text_20_body">So they'll still talk about us when we've died.</text:p>
      <text:p text:style-name="Text_20_body"/>
      <text:p text:style-name="P4">JESUS</text:p>
      <text:p text:style-name="Text_20_body">Will no — one stay awake with me?</text:p>
      <text:p text:style-name="Text_20_body">Peter? John? James?</text:p>
      <text:p text:style-name="Text_20_body">Will none of you wait with me?</text:p>
      <text:p text:style-name="Text_20_body"><text:soft-page-break/>Peter? John? James?</text:p>
      <text:p text:style-name="Text_20_body"/>
      <text:h text:style-name="Heading_20_3" text:outline-level="3"><text:bookmark text:name="16"/>16. I<text:span text:style-name="T27">n the garden of </text:span>G<text:span text:style-name="T27">ethsemane</text:span></text:h>
      <text:p text:style-name="Text_20_body"/>
      <text:p text:style-name="P4">JESUS</text:p>
      <text:p text:style-name="Text_20_body">I only want to say</text:p>
      <text:p text:style-name="Text_20_body">If there is a way,</text:p>
      <text:p text:style-name="Text_20_body">Take this cup away from me,</text:p>
      <text:p text:style-name="Text_20_body">For I don't want to taste its poison.</text:p>
      <text:p text:style-name="Text_20_body">Feel it burn me, I have changed,</text:p>
      <text:p text:style-name="Text_20_body">I'm not as sure as when we started.</text:p>
      <text:p text:style-name="Text_20_body">Then I was inspired,</text:p>
      <text:p text:style-name="Text_20_body">Now I'm sad and tired.</text:p>
      <text:p text:style-name="Text_20_body">Listen surely I've exceeded expectations</text:p>
      <text:p text:style-name="Text_20_body">Tried for three years seems like thirty,</text:p>
      <text:p text:style-name="Text_20_body">Could you ask as much from any other man?</text:p>
      <text:p text:style-name="Text_20_body"/>
      <text:p text:style-name="Text_20_body">But if I die,</text:p>
      <text:p text:style-name="Text_20_body">See the saga through and do the things you ask of me.</text:p>
      <text:p text:style-name="Text_20_body">Let them hate me, hit me, hurt me, nail me to their tree.</text:p>
      <text:p text:style-name="P18">I'd want to know, I'd want to know, my God. <text:span text:style-name="T12">(×2)</text:span></text:p>
      <text:p text:style-name="P18">Want to see, I'd want to see, my God. <text:span text:style-name="T12">(×2)</text:span></text:p>
      <text:p text:style-name="Text_20_body"/>
      <text:p text:style-name="Text_20_body">Why I should die?</text:p>
      <text:p text:style-name="Text_20_body">Would I be more noticed than I ever was before?</text:p>
      <text:p text:style-name="Text_20_body">Would the things I've said and done matter any more?</text:p>
      <text:p text:style-name="P18">I'd have to know, I'd have to know, my Lord. <text:span text:style-name="T12">(×2)</text:span></text:p>
      <text:p text:style-name="P18">Have to see, I'd have to see, my Lord. <text:span text:style-name="T12">(×2)</text:span></text:p>
      <text:p text:style-name="P18">If I die what will be my reward? <text:span text:style-name="T12">(×2)</text:span></text:p>
      <text:p text:style-name="P18">Have to know, I'd have to know, my Lord. <text:span text:style-name="T12">(×2)</text:span></text:p>
      <text:p text:style-name="Text_20_body">Why should I die?</text:p>
      <text:p text:style-name="Text_20_body">Oh, why should I die?</text:p>
      <text:p text:style-name="Text_20_body"/>
      <text:p text:style-name="Text_20_body">Can you show me now that I would not be killed in vain?</text:p>
      <text:p text:style-name="Text_20_body">Show me just a little of your omnipresent brain.</text:p>
      <text:p text:style-name="Text_20_body">Show me there's reason for your wanting me to die,</text:p>
      <text:p text:style-name="Text_20_body">You're far to keen on where and how and not so hot on why.</text:p>
      <text:p text:style-name="Text_20_body"/>
      <text:p text:style-name="Text_20_body">Alright, I'll die!</text:p>
      <text:p text:style-name="Text_20_body">Just watch me die!</text:p>
      <text:p text:style-name="P18">See how I die! <text:span text:style-name="T12">(×2)</text:span></text:p>
      <text:p text:style-name="Text_20_body"/>
      <text:p text:style-name="Text_20_body">Then I was inspired,</text:p>
      <text:p text:style-name="Text_20_body">Now I'm sad and tired</text:p>
      <text:p text:style-name="Text_20_body">After all I've tried for three years, seems like ninety,</text:p>
      <text:p text:style-name="Text_20_body">Why then am I scared to finish what I started,</text:p>
      <text:p text:style-name="Text_20_body">What you started — I didn't started it.</text:p>
      <text:p text:style-name="Text_20_body">God, die will is hard,</text:p>
      <text:p text:style-name="Text_20_body">But you hold every card.</text:p>
      <text:p text:style-name="Text_20_body">I will drink your cup of poison,</text:p>
      <text:p text:style-name="Text_20_body">Nail me to your cross and break me,</text:p>
      <text:p text:style-name="Text_20_body">Bleed me, beat me, kill me, take me now — before I change my mind.</text:p>
      <text:p text:style-name="Text_20_body"/>
      <text:h text:style-name="Heading_20_3" text:outline-level="3"><text:bookmark text:name="17"/><text:soft-page-break/>17. T<text:span text:style-name="T28">he arrest</text:span></text:h>
      <text:p text:style-name="Text_20_body"/>
      <text:p text:style-name="P4">JUDAS</text:p>
      <text:p text:style-name="Text_20_body">There he is! They're all asleep, the fools!</text:p>
      <text:p text:style-name="Text_20_body"/>
      <text:p text:style-name="P4">JESUS</text:p>
      <text:p text:style-name="Text_20_body">Judas must you betray me with a kiss?</text:p>
      <text:p text:style-name="Text_20_body"/>
      <text:p text:style-name="P4">PETER</text:p>
      <text:p text:style-name="Text_20_body">What's the buzz? Tell me what's happening?</text:p>
      <text:p text:style-name="Text_20_body"/>
      <text:p text:style-name="Text_20_body"><text:span text:style-name="T3">PETER</text:span> AND <text:span text:style-name="T3">APOSTLES</text:span></text:p>
      <text:p text:style-name="Text_20_body">What's the buzz? Tell me what's happening?</text:p>
      <text:p text:style-name="Text_20_body">Hang on Lord, we're gonna fight for you!</text:p>
      <text:p text:style-name="Text_20_body"/>
      <text:p text:style-name="P4">JESUS</text:p>
      <text:p text:style-name="Text_20_body">Put away your sword,</text:p>
      <text:p text:style-name="Text_20_body">Don't you know that it's all over?</text:p>
      <text:p text:style-name="Text_20_body">It was nice, but now it's gone.</text:p>
      <text:p text:style-name="Text_20_body">Why are you obsessed with fighting?</text:p>
      <text:p text:style-name="Text_20_body">Stick to fishing from now on.</text:p>
      <text:p text:style-name="Text_20_body"/>
      <text:p text:style-name="Text_20_body"><text:span text:style-name="T3">CROWD</text:span> (individually)</text:p>
      <text:p text:style-name="Text_20_body">Tell me Christ how you feel tonight?</text:p>
      <text:p text:style-name="Text_20_body">Do you plan to put up a fight?</text:p>
      <text:p text:style-name="Text_20_body">Do you feel that you've had the breaks?</text:p>
      <text:p text:style-name="Text_20_body">What would you say where your big mistakes?</text:p>
      <text:p text:style-name="Text_20_body">Do you think that you may retire?</text:p>
      <text:p text:style-name="Text_20_body">Did you think you would get much higher?</text:p>
      <text:p text:style-name="Text_20_body">How do you view your coming trial?</text:p>
      <text:p text:style-name="Text_20_body">Have your men proved at all worth while?</text:p>
      <text:p text:style-name="Text_20_body"/>
      <text:p text:style-name="Text_20_body">(together)</text:p>
      <text:p text:style-name="Text_20_body">Come with us to see Caiaphas,</text:p>
      <text:p text:style-name="Text_20_body">You'll just love the High Priest's house.</text:p>
      <text:p text:style-name="Text_20_body">You'll just love seeing Caiaphas,</text:p>
      <text:p text:style-name="Text_20_body">You'll just die in the High Priest's house.</text:p>
      <text:p text:style-name="Text_20_body"/>
      <text:p text:style-name="Text_20_body">(individually)</text:p>
      <text:p text:style-name="Text_20_body">Come on, God, this is not like you,</text:p>
      <text:p text:style-name="Text_20_body">Let us know what you're gonna do.</text:p>
      <text:p text:style-name="Text_20_body">You know what your supporters feel,</text:p>
      <text:p text:style-name="Text_20_body">You'll escape in the final reel.</text:p>
      <text:p text:style-name="Text_20_body"/>
      <text:p text:style-name="Text_20_body">Tell me Christ how you feel tonight?</text:p>
      <text:p text:style-name="Text_20_body">Do you plan to put up a fight?</text:p>
      <text:p text:style-name="Text_20_body">Do you feel that you've had the breaks?</text:p>
      <text:p text:style-name="Text_20_body">What would you say where your big mistakes?</text:p>
      <text:p text:style-name="Text_20_body"/>
      <text:p text:style-name="Text_20_body">(together)</text:p>
      <text:p text:style-name="Text_20_body">Come with us to see Caiaphas,</text:p>
      <text:p text:style-name="Text_20_body">You'll just love the High Priest's house.</text:p>
      <text:p text:style-name="Text_20_body">You'll just love seeing Caiaphas,</text:p>
      <text:p text:style-name="Text_20_body">You'll just die in the High Priest's house.</text:p>
      <text:p text:style-name="Text_20_body"/>
      <text:p text:style-name="P19">Now we have him! Now we've got him! <text:span text:style-name="T12">(×4)</text:span></text:p>
      <text:p text:style-name="Text_20_body"><text:soft-page-break/></text:p>
      <text:p text:style-name="P4">CAIAPHAS</text:p>
      <text:p text:style-name="Text_20_body">Jesus, you must realize the serious charges facing you.</text:p>
      <text:p text:style-name="Text_20_body">You say you're the Son of God</text:p>
      <text:p text:style-name="Text_20_body">In all your handouts — well, is it true?</text:p>
      <text:p text:style-name="Text_20_body"/>
      <text:p text:style-name="P4">JESUS</text:p>
      <text:p text:style-name="Text_20_body">That's what you say — you say that I am.</text:p>
      <text:p text:style-name="Text_20_body"/>
      <text:p text:style-name="P4">ANNAS</text:p>
      <text:p text:style-name="Text_20_body">There you have it, gentlemen -</text:p>
      <text:p text:style-name="Text_20_body">What more evidence do we need?</text:p>
      <text:p text:style-name="Text_20_body">Judas, thank you for the victim -</text:p>
      <text:p text:style-name="Text_20_body">Stay a while you'll see it bleed!</text:p>
      <text:p text:style-name="Text_20_body"/>
      <text:p text:style-name="P4">CROWD</text:p>
      <text:p text:style-name="P19">Now we have him! Now we have got him! <text:span text:style-name="T12">(×4)</text:span></text:p>
      <text:p text:style-name="P20">Take him to Pilate! <text:span text:style-name="T12">(×4)</text:span></text:p>
      <text:p text:style-name="Text_20_body"/>
      <text:h text:style-name="Heading_20_3" text:outline-level="3"><text:bookmark text:name="18"/>18. <text:span text:style-name="T29">Peter’s denial</text:span></text:h>
      <text:p text:style-name="Text_20_body"/>
      <text:p text:style-name="P4">MAID BY THE FIRE</text:p>
      <text:p text:style-name="Text_20_body">I think I've seen you somewhere — I remember</text:p>
      <text:p text:style-name="Text_20_body">You were with that man they took away.</text:p>
      <text:p text:style-name="Text_20_body">I recognise your face.</text:p>
      <text:p text:style-name="Text_20_body"/>
      <text:p text:style-name="P4">PETER</text:p>
      <text:p text:style-name="Text_20_body">You've got the wrong man lady, I don't know him.</text:p>
      <text:p text:style-name="Text_20_body">And I wasn't where he was tonight — never near the place.</text:p>
      <text:p text:style-name="Text_20_body"/>
      <text:p text:style-name="P4">SOLDIER</text:p>
      <text:p text:style-name="Text_20_body">That's strange for I am sure I saw you with him,</text:p>
      <text:p text:style-name="Text_20_body">You were rigth by his side and yet you denied.</text:p>
      <text:p text:style-name="Text_20_body"/>
      <text:p text:style-name="P4">PETER</text:p>
      <text:p text:style-name="Text_20_body">I tell you I was never ever with him!</text:p>
      <text:p text:style-name="Text_20_body"/>
      <text:p text:style-name="P4">OLD MAN</text:p>
      <text:p text:style-name="Text_20_body">But I saw you too — he looked just like you.</text:p>
      <text:p text:style-name="Text_20_body"/>
      <text:p text:style-name="P4">PETER</text:p>
      <text:p text:style-name="Text_20_body">I don't know him!</text:p>
      <text:p text:style-name="Text_20_body"/>
      <text:p text:style-name="P4">MARY MAGDALENE</text:p>
      <text:p text:style-name="Text_20_body">Peter — don't you know what you have said</text:p>
      <text:p text:style-name="Text_20_body">You've gone and cut him dead?</text:p>
      <text:p text:style-name="Text_20_body"/>
      <text:p text:style-name="P4">PETER</text:p>
      <text:p text:style-name="Text_20_body">I had to do it don't you see?</text:p>
      <text:p text:style-name="Text_20_body">Or else they'd go for me.</text:p>
      <text:p text:style-name="Text_20_body"/>
      <text:p text:style-name="P4">MARY MAGDALENE</text:p>
      <text:p text:style-name="Text_20_body">It's what he told us you would do -</text:p>
      <text:p text:style-name="Text_20_body">I wonder how he knew...</text:p>
      <text:p text:style-name="Text_20_body"/>
      <text:h text:style-name="Heading_20_3" text:outline-level="3"><text:bookmark text:name="19"/><text:soft-page-break/>19. <text:span text:style-name="T30">Pilate and Christ </text:span>(Friday)</text:h>
      <text:p text:style-name="Text_20_body"/>
      <text:p text:style-name="P4">PILATE</text:p>
      <text:p text:style-name="Text_20_body">Who is this broken man, cluttering up my hallway?</text:p>
      <text:p text:style-name="Text_20_body">Who is this unfortunate?</text:p>
      <text:p text:style-name="Text_20_body"/>
      <text:p text:style-name="P4">SOLDIER</text:p>
      <text:p text:style-name="Text_20_body">Someone Christ — King of the Jews!</text:p>
      <text:p text:style-name="Text_20_body"/>
      <text:p text:style-name="P4">PILATE</text:p>
      <text:p text:style-name="Text_20_body">Oh, so this is Jesus Christ, I am really quite surprised,</text:p>
      <text:p text:style-name="Text_20_body">You look so small — not a king at all.</text:p>
      <text:p text:style-name="Text_20_body">We all know that you are news — but are you king?</text:p>
      <text:p text:style-name="Text_20_body">King of the Jews?</text:p>
      <text:p text:style-name="Text_20_body"/>
      <text:p text:style-name="P4">JESUS</text:p>
      <text:p text:style-name="Text_20_body">That's what you say.</text:p>
      <text:p text:style-name="Text_20_body"/>
      <text:p text:style-name="P4">PILATE</text:p>
      <text:p text:style-name="Text_20_body">What do you mean by that?</text:p>
      <text:p text:style-name="Text_20_body">That is not an answer.</text:p>
      <text:p text:style-name="Text_20_body">You're deep in trouble, friend -</text:p>
      <text:p text:style-name="Text_20_body">Someone Christ — King of the Jews.</text:p>
      <text:p text:style-name="Text_20_body">How can someone in your state be so cool about your fate?</text:p>
      <text:p text:style-name="Text_20_body">An amazing thing — this silent king.</text:p>
      <text:p text:style-name="Text_20_body">Since you come from Galilee then you need not come to me -</text:p>
      <text:p text:style-name="Text_20_body">You're Herod's race! You're Herod's case!</text:p>
      <text:p text:style-name="Text_20_body"/>
      <text:p text:style-name="P4">MOB</text:p>
      <text:p text:style-name="P27">Hosanna, Heysanna, Sanna Sanna Ho,</text:p>
      <text:p text:style-name="P14">Sanna Hey, Sanna Ho, Sanna.</text:p>
      <text:p text:style-name="Text_20_body">Hey, JC, JC, please explain to me:</text:p>
      <text:p text:style-name="Text_20_body">You had everything, where is it now?</text:p>
      <text:p text:style-name="Text_20_body"/>
      <text:h text:style-name="Heading_20_3" text:outline-level="3"><text:bookmark text:name="20"/>20. K<text:span text:style-name="T30">ing Herod’s song</text:span></text:h>
      <text:p text:style-name="Text_20_body"/>
      <text:p text:style-name="P4">HEROD</text:p>
      <text:p text:style-name="Text_20_body"><text:span text:style-name="T5">1. </text:span>Jesus, I am overjoyed to meet you face to face.</text:p>
      <text:p text:style-name="Text_20_body">You've been getting quite a name all around to place.</text:p>
      <text:p text:style-name="Text_20_body">Healing cripples raising from the dead,</text:p>
      <text:p text:style-name="Text_20_body">And now I understand you're God -</text:p>
      <text:p text:style-name="Text_20_body">At least that's what you've said.</text:p>
      <text:p text:style-name="Text_20_body"/>
      <text:p text:style-name="Text_20_body"><text:span text:style-name="T5">R. </text:span>So you are the Christ, you're the great Jesus Christ,</text:p>
      <text:p text:style-name="Text_20_body">Prove to me that you're divine — change my water into wine.</text:p>
      <text:p text:style-name="Text_20_body">That's all you need do and I'll know it's all true.</text:p>
      <text:p text:style-name="Text_20_body">C'mon, King of the Jews!</text:p>
      <text:p text:style-name="Text_20_body"/>
      <text:p text:style-name="Text_20_body"><text:span text:style-name="T5">2. </text:span>Jesus, you just won't believe the hit you've made around here,</text:p>
      <text:p text:style-name="Text_20_body">You are all we talk about the wonder of the year.</text:p>
      <text:p text:style-name="Text_20_body">Oh, what a pity if it's all a lie,</text:p>
      <text:p text:style-name="Text_20_body">Still I'm sure that you can rock the cynics if you try.</text:p>
      <text:p text:style-name="Text_20_body"/>
      <text:p text:style-name="Text_20_body"><text:span text:style-name="T5">R. </text:span>So you are the Christ, you're the great Jesus Christ,</text:p>
      <text:p text:style-name="Text_20_body">Prove to me that you're no fool — walk across my swimming pool.</text:p>
      <text:p text:style-name="Text_20_body"><text:soft-page-break/>If you do that for me then I'll let you go free,</text:p>
      <text:p text:style-name="Text_20_body">C'mon, King of the Jews!</text:p>
      <text:p text:style-name="Text_20_body"/>
      <text:p text:style-name="Text_20_body"><text:span text:style-name="T5">3. </text:span>I only ask things I'd ask any superstar,</text:p>
      <text:p text:style-name="Text_20_body">What is it that you have got that puts you where you are?</text:p>
      <text:p text:style-name="Text_20_body">Oh, I'm waiting, yes I'm a captive fan.</text:p>
      <text:p text:style-name="Text_20_body">I'm dying to be shown that you are not just any man.</text:p>
      <text:p text:style-name="Text_20_body"/>
      <text:p text:style-name="Text_20_body"><text:span text:style-name="T5">R. </text:span>So if you are the Christ, yes, the great Jesus Christ,</text:p>
      <text:p text:style-name="Text_20_body">Feed my household with this bread — you can't do it on your head!</text:p>
      <text:p text:style-name="Text_20_body">Or has something gone wrong?</text:p>
      <text:p text:style-name="Text_20_body">Why do you take so long?</text:p>
      <text:p text:style-name="Text_20_body">C'mon, King of the Jews!</text:p>
      <text:p text:style-name="Text_20_body"/>
      <text:p text:style-name="Text_20_body">Hey! Aren't you scared of me Christ? Mr. Wonderful Christ!</text:p>
      <text:p text:style-name="Text_20_body">You're a joke you're not the Lord — you're nothing but a fraud!</text:p>
      <text:p text:style-name="Text_20_body">Take him away — he's got nothing to say!</text:p>
      <text:p text:style-name="Text_20_body"/>
      <text:p text:style-name="Text_20_body">Get out you King of the...</text:p>
      <text:p text:style-name="Text_20_body">Get out!</text:p>
      <text:p text:style-name="P21">Get out you King of the Jews! <text:span text:style-name="T12">(×2)</text:span></text:p>
      <text:p text:style-name="Text_20_body">Get out of my life!</text:p>
      <text:p text:style-name="Text_20_body"/>
      <text:h text:style-name="Heading_20_3" text:outline-level="3"><text:bookmark text:name="21"/>21. <text:span text:style-name="T31">Judas’s death</text:span></text:h>
      <text:p text:style-name="Text_20_body"/>
      <text:p text:style-name="P4">JUDAS</text:p>
      <text:p text:style-name="Text_20_body">My God! I saw him — he looked three-quarters dead!</text:p>
      <text:p text:style-name="Text_20_body">And he was so bad I had to turn my head,</text:p>
      <text:p text:style-name="Text_20_body">You beat him so hard that he was bent and lame,</text:p>
      <text:p text:style-name="Text_20_body">And I know who everybody's gonna blame.</text:p>
      <text:p text:style-name="Text_20_body">I don't believe he knows I acted for our good,</text:p>
      <text:p text:style-name="Text_20_body">I'd save him all this suffering if I could,</text:p>
      <text:p text:style-name="Text_20_body">Don't believe...our good...save him...if I could...</text:p>
      <text:p text:style-name="Text_20_body"/>
      <text:p text:style-name="P4">PRIEST 3</text:p>
      <text:p text:style-name="Text_20_body">Cut the confessions, forget the excuses,</text:p>
      <text:p text:style-name="Text_20_body">I don't understand why you're filled with remorse.</text:p>
      <text:p text:style-name="Text_20_body">All that you've said has come true with a vengeance,</text:p>
      <text:p text:style-name="Text_20_body">The mob turned against him — you backed the right horse.</text:p>
      <text:p text:style-name="Text_20_body"/>
      <text:p text:style-name="P4">CAIAPHAS</text:p>
      <text:p text:style-name="Text_20_body">What you have done will be the saving of Israel,</text:p>
      <text:p text:style-name="Text_20_body">You'll be remembered forever for this.</text:p>
      <text:p text:style-name="Text_20_body">And not only that you've been paid for your efforts,</text:p>
      <text:p text:style-name="Text_20_body">Pretty good wages for one little kiss.</text:p>
      <text:p text:style-name="Text_20_body"/>
      <text:p text:style-name="P4">JUDAS</text:p>
      <text:p text:style-name="Text_20_body">Christ! I know you can't hear me,</text:p>
      <text:p text:style-name="Text_20_body">But I only did what you wanted me to.</text:p>
      <text:p text:style-name="Text_20_body">Christ! I'd sell out the nation,</text:p>
      <text:p text:style-name="Text_20_body">For I have been saddled with the murder of you.</text:p>
      <text:p text:style-name="Text_20_body"/>
      <text:p text:style-name="Text_20_body">I have been spattered with innocent blood,</text:p>
      <text:p text:style-name="P22">I shall be dragged through the slime and the mud. <text:span text:style-name="T12">(×2)</text:span></text:p>
      <text:p text:style-name="Text_20_body"/>
      <text:p text:style-name="Text_20_body">I don't know how to love him,</text:p>
      <text:p text:style-name="Text_20_body"><text:soft-page-break/>I don't know why he moves me.</text:p>
      <text:p text:style-name="Text_20_body">He's a man, he's just a man,</text:p>
      <text:p text:style-name="Text_20_body">He's not a king — he's just the same,</text:p>
      <text:p text:style-name="Text_20_body">As anyone I know</text:p>
      <text:p text:style-name="Text_20_body">He scares me so.</text:p>
      <text:p text:style-name="Text_20_body">When he's cold and dead will he let me be?</text:p>
      <text:p text:style-name="Text_20_body">Does he love, does he love me too? Does he care for me?</text:p>
      <text:p text:style-name="Text_20_body"/>
      <text:p text:style-name="Text_20_body">My mind is darkness now -</text:p>
      <text:p text:style-name="Text_20_body">My God, I'm sick I've been used</text:p>
      <text:p text:style-name="Text_20_body">And you knew all the time.</text:p>
      <text:p text:style-name="Text_20_body">God! I'll never ever know why you chose me for your crime.</text:p>
      <text:p text:style-name="Text_20_body">Your foul bloody crime.</text:p>
      <text:p text:style-name="Text_20_body">You have murdered me! murdered me!</text:p>
      <text:p text:style-name="Text_20_body"/>
      <text:p text:style-name="P4">CHOIR</text:p>
      <text:p text:style-name="Text_20_body">Poor old Judas,</text:p>
      <text:p text:style-name="Text_20_body">So long Judas...</text:p>
      <text:p text:style-name="Text_20_body"/>
      <text:h text:style-name="Heading_20_3" text:outline-level="3"><text:bookmark text:name="22"/>22. T<text:span text:style-name="T32">rial before Pilate</text:span></text:h>
      <text:p text:style-name="Text_20_body"/>
      <text:p text:style-name="P4">PILATE</text:p>
      <text:p text:style-name="Text_20_body">And so, the King is once again my guest.</text:p>
      <text:p text:style-name="Text_20_body">And why is this? Was Herod unimpressed?</text:p>
      <text:p text:style-name="Text_20_body"/>
      <text:p text:style-name="P4">CAIAPHAS</text:p>
      <text:p text:style-name="Text_20_body">We turn to Rome to sentence Nazareth,</text:p>
      <text:p text:style-name="Text_20_body">We have no law to put a man to death.</text:p>
      <text:p text:style-name="P25">We need him crusified — it's all you have to do. <text:span text:style-name="T12">(×2)</text:span></text:p>
      <text:p text:style-name="Text_20_body"/>
      <text:p text:style-name="P4">PILATE</text:p>
      <text:p text:style-name="Text_20_body">Talk to me, Jesus Christ,</text:p>
      <text:p text:style-name="Text_20_body">You have been brought here manacled, beaten</text:p>
      <text:p text:style-name="Text_20_body">By your own people — do you have</text:p>
      <text:p text:style-name="Text_20_body">The first idea why you deserve it?</text:p>
      <text:p text:style-name="Text_20_body">Listen, King of the Jews,</text:p>
      <text:p text:style-name="Text_20_body">Where is your Kingdom?</text:p>
      <text:p text:style-name="Text_20_body">Look at me — am I a Jew?</text:p>
      <text:p text:style-name="Text_20_body"/>
      <text:p text:style-name="P4">JESUS</text:p>
      <text:p text:style-name="Text_20_body">I have got no Kingdom in this world -</text:p>
      <text:p text:style-name="Text_20_body">I'm through, through, through...</text:p>
      <text:p text:style-name="Text_20_body"/>
      <text:p text:style-name="P4">MOB</text:p>
      <text:p text:style-name="Text_20_body">Talk to me, Jesus Christ...</text:p>
      <text:p text:style-name="Text_20_body"/>
      <text:p text:style-name="P4">JESUS</text:p>
      <text:p text:style-name="Text_20_body">There may be a Kingdom for me somewhere — if I only knew...</text:p>
      <text:p text:style-name="Text_20_body"/>
      <text:p text:style-name="P4">PILATE</text:p>
      <text:p text:style-name="Text_20_body">Then you're a King?</text:p>
      <text:p text:style-name="Text_20_body"/>
      <text:p text:style-name="P4">JESUS</text:p>
      <text:p text:style-name="Text_20_body">It's you that say I am.</text:p>
      <text:p text:style-name="Text_20_body">I look for truth and find that I get damned.</text:p>
      <text:p text:style-name="Text_20_body"/>
      <text:p text:style-name="P4"><text:soft-page-break/>PILATE</text:p>
      <text:p text:style-name="Text_20_body">But what is truth? Is truth unchanging law?</text:p>
      <text:p text:style-name="Text_20_body">We both have truths — are mine the same as your?</text:p>
      <text:p text:style-name="Text_20_body"/>
      <text:p text:style-name="P4">MOB</text:p>
      <text:p text:style-name="P25">Crusify him! <text:span text:style-name="T12">(×2)</text:span></text:p>
      <text:p text:style-name="Text_20_body"/>
      <text:p text:style-name="P4">PILATE</text:p>
      <text:p text:style-name="Text_20_body">What do you mean? You'd crusify your King?</text:p>
      <text:p text:style-name="Text_20_body"/>
      <text:p text:style-name="P4">MOB</text:p>
      <text:p text:style-name="Text_20_body">We have no King but Caesar!</text:p>
      <text:p text:style-name="Text_20_body"/>
      <text:p text:style-name="P4">PILATE</text:p>
      <text:p text:style-name="Text_20_body">He's done no wrong — no not the slightest thing.</text:p>
      <text:p text:style-name="Text_20_body"/>
      <text:p text:style-name="P4">MOB</text:p>
      <text:p text:style-name="Text_20_body">We have no King but Caesar!</text:p>
      <text:p text:style-name="Text_20_body">Crusify him!</text:p>
      <text:p text:style-name="Text_20_body"/>
      <text:p text:style-name="P4">PILATE</text:p>
      <text:p text:style-name="Text_20_body">I see no reason, I find no evil,</text:p>
      <text:p text:style-name="Text_20_body">This man is harmless so why does he upset you?</text:p>
      <text:p text:style-name="Text_20_body">He's just misguided — thinks he's important,</text:p>
      <text:p text:style-name="Text_20_body">But to keep you vultures happy I shall flog him!</text:p>
      <text:p text:style-name="Text_20_body"/>
      <text:p text:style-name="P4">MOB</text:p>
      <text:p text:style-name="P26">Crusify him! Crusify him! Crusify! Crusify! Crusify! Crusify!...</text:p>
      <text:p text:style-name="Text_20_body"/>
      <text:p text:style-name="Text_20_body">(39 lashes)</text:p>
      <text:p text:style-name="Text_20_body"/>
      <text:p text:style-name="P4">PILATE</text:p>
      <text:p text:style-name="Text_20_body">Where are you from, Jesus? What do you want, Jesus? Tell me.</text:p>
      <text:p text:style-name="Text_20_body">You've got to be careful — you could be dead soon — could well be.</text:p>
      <text:p text:style-name="Text_20_body">Why do you not speak when I have your life in my hands?</text:p>
      <text:p text:style-name="Text_20_body">How can you stay quiet? I don't believe you understand.</text:p>
      <text:p text:style-name="Text_20_body"/>
      <text:p text:style-name="P4">JESUS</text:p>
      <text:p text:style-name="Text_20_body">You have nothing in your hands.</text:p>
      <text:p text:style-name="Text_20_body">Any power you have comes to you from far beyond.</text:p>
      <text:p text:style-name="Text_20_body">Everything is fixed and you can't change it.</text:p>
      <text:p text:style-name="Text_20_body"/>
      <text:p text:style-name="P4">PILATE</text:p>
      <text:p text:style-name="Text_20_body">You're a fool, Jesus Christ — how can I help you?</text:p>
      <text:p text:style-name="Text_20_body"/>
      <text:p text:style-name="P4">MOB</text:p>
      <text:p text:style-name="Text_20_body">Pilate! Crusify him! Crusify!</text:p>
      <text:p text:style-name="Text_20_body">Remember Caesar — you have a duty</text:p>
      <text:p text:style-name="Text_20_body">To keep the peace, so crusify him!</text:p>
      <text:p text:style-name="Text_20_body">Remember Caesar — you'll be demoted,</text:p>
      <text:p text:style-name="P23">You'll be deported. Crusify him! <text:span text:style-name="T12">(×3)</text:span></text:p>
      <text:p text:style-name="Text_20_body"/>
      <text:p text:style-name="P4">PILATE</text:p>
      <text:p text:style-name="Text_20_body">Don't let me stop your great self-destruction.</text:p>
      <text:p text:style-name="Text_20_body">Die, if you want to, you misguided martyr!</text:p>
      <text:p text:style-name="Text_20_body">I wash my hands of your demolition.</text:p>
      <text:p text:style-name="Text_20_body">Die, if you want to, you innocent puppet!</text:p>
      <text:p text:style-name="Text_20_body"><text:soft-page-break/></text:p>
      <text:h text:style-name="Heading_20_3" text:outline-level="3"><text:bookmark text:name="23"/>23. S<text:span text:style-name="T33">uperstar</text:span></text:h>
      <text:p text:style-name="Text_20_body"/>
      <text:p text:style-name="P4">VOICE OF JUDAS</text:p>
      <text:p text:style-name="Text_20_body"><text:span text:style-name="T6">1. </text:span>Everytime I look at you I don't understand,</text:p>
      <text:p text:style-name="Text_20_body">Why you let the things you did get so out of hand?</text:p>
      <text:p text:style-name="Text_20_body">You'd have managed better if you'd had it planned,</text:p>
      <text:p text:style-name="Text_20_body">Why'd you choose such a backward time and such a strange land?</text:p>
      <text:p text:style-name="Text_20_body">If you'd come today you could have reached a whole nation,</text:p>
      <text:p text:style-name="Text_20_body">Israel in 4 BC had no mass communication.</text:p>
      <text:p text:style-name="Text_20_body"/>
      <text:p text:style-name="P35">Refrain:</text:p>
      <text:p text:style-name="Text_20_body"><text:span text:style-name="T3">JUDAS</text:span> AND GIRLS</text:p>
      <text:p text:style-name="Text_20_body">Don't you get me wrong...</text:p>
      <text:p text:style-name="Text_20_body">Only want to know...</text:p>
      <text:p text:style-name="Text_20_body"/>
      <text:p text:style-name="P4">ANGELS</text:p>
      <text:p text:style-name="Text_20_body">Jesus Christ, Jesus Christ,</text:p>
      <text:p text:style-name="P24">Who are you? What have you sacrificed? <text:span text:style-name="T12">(×2)</text:span></text:p>
      <text:p text:style-name="Text_20_body">Jesus Christ, Superstar,</text:p>
      <text:p text:style-name="P24">Do you think you're what they say you are? <text:span text:style-name="T12">(×2)</text:span></text:p>
      <text:p text:style-name="Text_20_body"/>
      <text:p text:style-name="P4">VOICE OF JUDAS</text:p>
      <text:p text:style-name="Text_20_body"><text:span text:style-name="T6">2. </text:span>Tell me what you think about your friends at the top,</text:p>
      <text:p text:style-name="Text_20_body">Who'd you think besides yourself's the pick of the crop?</text:p>
      <text:p text:style-name="Text_20_body">Buddha was he where it's at? Is he where you are?</text:p>
      <text:p text:style-name="Text_20_body">Could Mahomet move a mountain or was that just PR?</text:p>
      <text:p text:style-name="Text_20_body">Did you mean to die like that? Was that a mistake or</text:p>
      <text:p text:style-name="Text_20_body">Did you know your messy death would be a recor<text:span text:style-name="T35">d</text:span>-breaker?</text:p>
      <text:p text:style-name="Text_20_body"/>
      <text:p text:style-name="P34">Refrain.</text:p>
      <text:p text:style-name="P34"/>
      <text:h text:style-name="Heading_20_3" text:outline-level="3"><text:bookmark text:name="24"/>24. T<text:span text:style-name="T34">he crucifixion</text:span></text:h>
      <text:p text:style-name="Text_20_body"/>
      <text:p text:style-name="P4">JESUS</text:p>
      <text:p text:style-name="Text_20_body">God, forgive them — they don't know what they're doing.</text:p>
      <text:p text:style-name="Text_20_body">Who is my mother? Where is my mother?</text:p>
      <text:p text:style-name="Text_20_body">My God, why have you forgotten me?</text:p>
      <text:p text:style-name="Text_20_body">I am thirsty! Oh God! I am thirsty!</text:p>
      <text:p text:style-name="Text_20_body">It is finished.</text:p>
      <text:p text:style-name="Text_20_body">Father, into your hands I commend my spir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ato Black" svg:font-family="'Lato Black'" style:font-adornments="Black" style:font-pitch="variable"/>
    <style:font-face style:name="Lato Light" svg:font-family="'Lato Light'" style:font-pitch="variable"/>
    <style:font-face style:name="YaleNew" svg:font-family="YaleNew" style:font-adornments="Roman" style:font-pitch="variable"/>
    <style:font-face style:name="yaledessmacap-webfont" svg:font-family="yaledessmacap-webfon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Lato Black" fo:font-family="'Lato Black'" style:font-style-name="Black" style:font-pitch="variable" fo:font-size="14pt" fo:font-weight="900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0%" style:writing-mode="page"/>
      <style:text-properties style:font-name="YaleNew" fo:font-family="YaleNew" style:font-style-name="Roman" style:font-pitch="variable"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rame_20_contents">
      <style:text-properties style:font-name="Lato Light" fo:font-size="9pt" style:font-size-asian="9pt" style:font-size-complex="9pt"/>
    </style:style>
    <style:style style:name="MP2" style:family="paragraph" style:parent-style-name="Frame_20_contents">
      <style:paragraph-properties fo:text-align="center" style:justify-single-word="false"/>
      <style:text-properties style:font-name="Lato Light" fo:font-size="4pt" officeooo:rsid="0083df90" officeooo:paragraph-rsid="004e8ad4" style:font-size-asian="4pt" style:font-size-complex="4pt"/>
    </style:style>
    <style:style style:name="MT1" style:family="text">
      <style:text-properties officeooo:rsid="004a858f"/>
    </style:style>
    <style:style style:name="MT2" style:family="text">
      <style:text-properties style:font-name-complex="Times New Roman"/>
    </style:style>
    <style:style style:name="MT3" style:family="text">
      <style:text-properties officeooo:rsid="008545e9" style:font-name-complex="Times New Roman"/>
    </style:style>
    <style:style style:name="MT4" style:family="text">
      <style:text-properties officeooo:rsid="0085fe1f" style:font-name-complex="Times New Roman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0.3937in" fo:margin-bottom="0.3937in" fo:margin-left="1.9709in" fo:margin-right="1.8634in" fo:background-color="transparent" style:writing-mode="lr-tb" draw:fill="none" draw:fill-color="#000033" draw:opacity="100%" draw:fill-image-width="0in" draw:fill-image-height="0in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>
      <style:header>
        <text:p text:style-name="Header"><draw:frame draw:style-name="Mfr1" draw:name="Frame1" text:anchor-type="paragraph" svg:x="5.1138in" svg:y="2.6165in" svg:width="1.1827in" draw:z-index="20"><draw:text-box fo:min-height="0.4193in"><text:p text:style-name="MP1"><text:span text:style-name="MT1">page </text:span><text:page-number text:select-page="current">21</text:page-number> <text:span text:style-name="MT1">of </text:span><text:span text:style-name="MT1"><text:page-count>21</text:page-count></text:span></text:p><text:p text:style-name="MP2">Prepared by Maxime Sevelev in February 2018<text:line-break/> <text:span text:style-name="MT2">پادرىحت</text:span><text:span text:style-name="MT3">اۋ</text:span><text:span text:style-name="MT2">ا</text:span><text:span text:style-name="MT3">وماکسَیم ز </text:span><text:span text:style-name="MT4">م</text:span><text:span text:style-name="MT3">ینسکا و لَوت</text:span><text:span text:style-name="MT2">ى</text:span><text:span text:style-name="MT3">م ۲۰۱۸ گعدا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20:09:43.386477327</meta:creation-date>
    <meta:generator>LibreOffice/5.1.6.2$Linux_X86_64 LibreOffice_project/10m0$Build-2</meta:generator>
    <dc:date>2018-02-24T03:14:20.286422670</dc:date>
    <meta:editing-duration>PT2H17M30S</meta:editing-duration>
    <meta:editing-cycles>46</meta:editing-cycles>
    <meta:document-statistic meta:table-count="0" meta:image-count="0" meta:object-count="0" meta:page-count="21" meta:paragraph-count="911" meta:word-count="5530" meta:character-count="27945" meta:non-whitespace-character-count="23240"/>
  </office:meta>
</office:document-meta>
</file>